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Light" svg:font-family="'Calibri Light'" style:font-family-generic="swiss" style:font-pitch="variable"/>
    <style:font-face style:name="Droid Sans Devanagari" svg:font-family="'Droid Sans Devanaga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C Regular" svg:font-family="'Noto Sans SC Regular'" style:font-family-generic="system" style:font-pitch="variable"/>
    <style:font-face style:name="OpenSymbol" svg:font-family="OpenSymbol" style:font-family-generic="system" style:font-charset="x-symbol"/>
    <style:font-face style:name="Times New Roman" svg:font-family="'Times New Roman'" style:font-family-generic="roman" style:font-pitch="variable"/>
  </office:font-face-decls>
  <office:automatic-styles>
    <style:style style:name="Tabelle1" style:family="table">
      <style:table-properties style:width="17.551cm" fo:margin-left="-0.106cm" table:align="left"/>
    </style:style>
    <style:style style:name="Tabelle1.A" style:family="table-column">
      <style:table-column-properties style:column-width="17.551cm"/>
    </style:style>
    <style:style style:name="Tabelle1.A1" style:family="table-cell">
      <style:table-cell-properties style:vertical-align="bottom" fo:padding-left="0.053cm" fo:padding-right="0.053cm" fo:padding-top="0cm" fo:padding-bottom="0cm" fo:border="none" style:writing-mode="lr-tb"/>
    </style:style>
    <style:style style:name="Tabelle2" style:family="table">
      <style:table-properties style:width="17.551cm" fo:margin-left="-0.106cm" table:align="left"/>
    </style:style>
    <style:style style:name="Tabelle2.A" style:family="table-column">
      <style:table-column-properties style:column-width="17.551cm"/>
    </style:style>
    <style:style style:name="Tabelle2.A1" style:family="table-cell">
      <style:table-cell-properties style:vertical-align="bottom" fo:padding-left="0.053cm" fo:padding-right="0.053cm" fo:padding-top="0cm" fo:padding-bottom="0cm" fo:border="none" style:writing-mode="lr-tb"/>
    </style:style>
    <style:style style:name="Tabelle3" style:family="table">
      <style:table-properties style:width="17.551cm" fo:margin-left="-0.106cm" table:align="left"/>
    </style:style>
    <style:style style:name="Tabelle3.A" style:family="table-column">
      <style:table-column-properties style:column-width="17.551cm"/>
    </style:style>
    <style:style style:name="Tabelle3.A1" style:family="table-cell">
      <style:table-cell-properties style:vertical-align="bottom" fo:padding-left="0.053cm" fo:padding-right="0.053cm" fo:padding-top="0cm" fo:padding-bottom="0cm" fo:border="none" style:writing-mode="lr-tb"/>
    </style:style>
    <style:style style:name="Tabelle4" style:family="table">
      <style:table-properties style:width="17.551cm" fo:margin-left="-0.106cm" table:align="left"/>
    </style:style>
    <style:style style:name="Tabelle4.A" style:family="table-column">
      <style:table-column-properties style:column-width="17.551cm"/>
    </style:style>
    <style:style style:name="Tabelle4.A1" style:family="table-cell">
      <style:table-cell-properties style:vertical-align="bottom" fo:padding-left="0.053cm" fo:padding-right="0.053cm" fo:padding-top="0cm" fo:padding-bottom="0cm" fo:border="none" style:writing-mode="lr-tb"/>
    </style:style>
    <style:style style:name="Tabelle5" style:family="table">
      <style:table-properties style:width="17.551cm" fo:margin-left="-0.106cm" table:align="left"/>
    </style:style>
    <style:style style:name="Tabelle5.A" style:family="table-column">
      <style:table-column-properties style:column-width="17.551cm"/>
    </style:style>
    <style:style style:name="Tabelle5.A1" style:family="table-cell">
      <style:table-cell-properties style:vertical-align="bottom" fo:padding-left="0.053cm" fo:padding-right="0.053cm" fo:padding-top="0cm" fo:padding-bottom="0cm" fo:border="none" style:writing-mode="lr-tb"/>
    </style:style>
    <style:style style:name="Tabelle6" style:family="table">
      <style:table-properties style:width="17.551cm" fo:margin-left="-0.106cm" table:align="left"/>
    </style:style>
    <style:style style:name="Tabelle6.A" style:family="table-column">
      <style:table-column-properties style:column-width="17.551cm"/>
    </style:style>
    <style:style style:name="Tabelle6.A1" style:family="table-cell">
      <style:table-cell-properties style:vertical-align="bottom" fo:padding-left="0.053cm" fo:padding-right="0.053cm" fo:padding-top="0cm" fo:padding-bottom="0cm" fo:border="none" style:writing-mode="lr-tb"/>
    </style:style>
    <style:style style:name="Tabelle7" style:family="table">
      <style:table-properties style:width="17.551cm" fo:margin-left="-0.106cm" table:align="left"/>
    </style:style>
    <style:style style:name="Tabelle7.A" style:family="table-column">
      <style:table-column-properties style:column-width="17.551cm"/>
    </style:style>
    <style:style style:name="Tabelle7.A1" style:family="table-cell">
      <style:table-cell-properties style:vertical-align="bottom" fo:padding-left="0.053cm" fo:padding-right="0.053cm" fo:padding-top="0cm" fo:padding-bottom="0cm" fo:border="none" style:writing-mode="lr-tb"/>
    </style:style>
    <style:style style:name="Tabelle8" style:family="table">
      <style:table-properties style:width="17.551cm" fo:margin-left="-0.106cm" table:align="left"/>
    </style:style>
    <style:style style:name="Tabelle8.A" style:family="table-column">
      <style:table-column-properties style:column-width="17.551cm"/>
    </style:style>
    <style:style style:name="Tabelle8.A1" style:family="table-cell">
      <style:table-cell-properties style:vertical-align="bottom" fo:padding-left="0.053cm" fo:padding-right="0.053cm" fo:padding-top="0cm" fo:padding-bottom="0cm" fo:border="none" style:writing-mode="lr-tb"/>
    </style:style>
    <style:style style:name="Tabelle9" style:family="table">
      <style:table-properties style:width="17.551cm" fo:margin-left="-0.106cm" table:align="left"/>
    </style:style>
    <style:style style:name="Tabelle9.A" style:family="table-column">
      <style:table-column-properties style:column-width="17.551cm"/>
    </style:style>
    <style:style style:name="Tabelle9.A1" style:family="table-cell">
      <style:table-cell-properties style:vertical-align="bottom" fo:padding-left="0.053cm" fo:padding-right="0.053cm" fo:padding-top="0cm" fo:padding-bottom="0cm" fo:border="none" style:writing-mode="lr-tb"/>
    </style:style>
    <style:style style:name="Tabelle10" style:family="table">
      <style:table-properties style:width="17.551cm" fo:margin-left="-0.106cm" table:align="left"/>
    </style:style>
    <style:style style:name="Tabelle10.A" style:family="table-column">
      <style:table-column-properties style:column-width="17.551cm"/>
    </style:style>
    <style:style style:name="Tabelle10.A1" style:family="table-cell">
      <style:table-cell-properties style:vertical-align="bottom" fo:padding-left="0.053cm" fo:padding-right="0.053cm" fo:padding-top="0cm" fo:padding-bottom="0cm" fo:border="none" style:writing-mode="lr-tb"/>
    </style:style>
    <style:style style:name="Tabelle11" style:family="table">
      <style:table-properties style:width="17.551cm" fo:margin-left="-0.106cm" table:align="left"/>
    </style:style>
    <style:style style:name="Tabelle11.A" style:family="table-column">
      <style:table-column-properties style:column-width="17.551cm"/>
    </style:style>
    <style:style style:name="Tabelle11.A1" style:family="table-cell">
      <style:table-cell-properties style:vertical-align="bottom" fo:padding-left="0.053cm" fo:padding-right="0.053cm" fo:padding-top="0cm" fo:padding-bottom="0cm" fo:border="none" style:writing-mode="lr-tb"/>
    </style:style>
    <style:style style:name="Tabelle12" style:family="table">
      <style:table-properties style:width="17.551cm" fo:margin-left="-0.106cm" table:align="left"/>
    </style:style>
    <style:style style:name="Tabelle12.A" style:family="table-column">
      <style:table-column-properties style:column-width="17.551cm"/>
    </style:style>
    <style:style style:name="Tabelle12.A1" style:family="table-cell">
      <style:table-cell-properties style:vertical-align="bottom" fo:padding-left="0.053cm" fo:padding-right="0.053cm" fo:padding-top="0cm" fo:padding-bottom="0cm" fo:border="none" style:writing-mode="lr-tb"/>
    </style:style>
    <style:style style:name="P1" style:family="paragraph" style:parent-style-name="Text_20_body">
      <style:paragraph-properties fo:margin-top="0cm" fo:margin-bottom="0cm" style:contextual-spacing="false"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Normal">
      <style:paragraph-properties fo:hyphenation-ladder-count="no-limit" fo:break-before="page"/>
      <style:text-properties fo:hyphenate="true" loext:hyphenation-no-caps="false" loext:hyphenation-no-last-word="false" loext:hyphenation-word-char-count="no-limit" loext:hyphenation-zone="no-limit"/>
    </style:style>
    <style:style style:name="P4" style:family="paragraph" style:parent-style-name="Standard">
      <style:paragraph-properties fo:text-align="start" style:justify-single-word="false"/>
      <style:text-properties fo:font-size="8pt" style:font-size-asian="8pt" style:font-size-complex="8pt"/>
    </style:style>
    <style:style style:name="P5" style:family="paragraph" style:parent-style-name="Standard">
      <style:text-properties fo:font-size="8pt" style:font-size-asian="8pt" style:font-size-complex="8pt"/>
    </style:style>
    <style:style style:name="P6" style:family="paragraph" style:parent-style-name="Standard">
      <style:paragraph-properties fo:text-align="start" style:justify-single-word="false"/>
      <style:text-properties fo:font-size="8pt" fo:font-weight="bold" style:font-size-asian="8pt" style:font-weight-asian="bold" style:font-size-complex="8pt" style:font-weight-complex="bold"/>
    </style:style>
    <style:style style:name="P7" style:family="paragraph" style:parent-style-name="Standard">
      <style:paragraph-properties fo:text-align="start" style:justify-single-word="false"/>
      <style:text-properties fo:font-size="7.5pt" style:font-size-asian="7.5pt" style:font-size-complex="7.5pt"/>
    </style:style>
    <style:style style:name="P8" style:family="paragraph" style:parent-style-name="Standard">
      <style:paragraph-properties fo:text-align="start" style:justify-single-word="false"/>
      <style:text-properties fo:font-size="7pt" style:font-size-asian="7pt" style:font-size-complex="7pt"/>
    </style:style>
    <style:style style:name="P9" style:family="paragraph" style:parent-style-name="Title" style:master-page-name="MP0">
      <style:paragraph-properties style:page-number="auto" fo:break-before="page"/>
    </style:style>
    <style:style style:name="P10" style:family="paragraph" style:parent-style-name="Heading_20_1">
      <style:text-properties officeooo:paragraph-rsid="00183f66"/>
    </style:style>
    <style:style style:name="P11" style:family="paragraph" style:parent-style-name="Heading_20_1">
      <style:text-properties officeooo:paragraph-rsid="00276303"/>
    </style:style>
    <style:style style:name="P12" style:family="paragraph" style:parent-style-name="Heading_20_2">
      <style:paragraph-properties fo:break-before="page"/>
    </style:style>
    <style:style style:name="P13" style:family="paragraph" style:parent-style-name="Heading_20_2" style:list-style-name="">
      <style:paragraph-properties fo:keep-together="always" fo:hyphenation-ladder-count="no-limit"/>
      <style:text-properties fo:hyphenate="false" loext:hyphenation-no-caps="false" loext:hyphenation-no-last-word="false" loext:hyphenation-word-char-count="no-limit" loext:hyphenation-zone="no-limit"/>
    </style:style>
    <style:style style:name="P14" style:family="paragraph" style:parent-style-name="Heading_20_2" style:list-style-name="">
      <style:paragraph-properties fo:keep-together="always" fo:hyphenation-ladder-count="no-limit"/>
      <style:text-properties fo:font-size="11pt" style:font-size-asian="11pt" style:font-size-complex="11pt" fo:hyphenate="false" loext:hyphenation-no-caps="false" loext:hyphenation-no-last-word="false" loext:hyphenation-word-char-count="no-limit" loext:hyphenation-zone="no-limit"/>
    </style:style>
    <style:style style:name="P15" style:family="paragraph" style:parent-style-name="Heading_20_3">
      <style:text-properties fo:font-size="7pt" style:font-size-asian="7pt" style:font-size-complex="7pt"/>
    </style:style>
    <style:style style:name="P16" style:family="paragraph" style:parent-style-name="Standard" style:list-style-name="L1"/>
    <style:style style:name="P17" style:family="paragraph" style:parent-style-name="Standard" style:list-style-name="L2"/>
    <style:style style:name="P18" style:family="paragraph" style:parent-style-name="Standard" style:list-style-name="L3"/>
    <style:style style:name="P19" style:family="paragraph" style:parent-style-name="Standard" style:list-style-name="L4"/>
    <style:style style:name="P20" style:family="paragraph" style:parent-style-name="Standard" style:list-style-name="L5"/>
    <style:style style:name="P21" style:family="paragraph" style:parent-style-name="Standard">
      <style:text-properties officeooo:paragraph-rsid="00237ce1"/>
    </style:style>
    <style:style style:name="P22" style:family="paragraph" style:parent-style-name="Standard">
      <style:text-properties officeooo:paragraph-rsid="00276303"/>
    </style:style>
    <style:style style:name="P23" style:family="paragraph" style:parent-style-name="Standard">
      <style:text-properties officeooo:paragraph-rsid="0030f883"/>
    </style:style>
    <style:style style:name="P24" style:family="paragraph" style:parent-style-name="Standard">
      <style:text-properties officeooo:paragraph-rsid="0035a0c6"/>
    </style:style>
    <style:style style:name="P25" style:family="paragraph" style:parent-style-name="Standard">
      <style:text-properties officeooo:paragraph-rsid="003f08bd"/>
    </style:style>
    <style:style style:name="P26" style:family="paragraph" style:parent-style-name="Standard">
      <style:text-properties officeooo:paragraph-rsid="00437c54"/>
    </style:style>
    <style:style style:name="T1" style:family="text">
      <style:text-properties fo:font-style="italic" style:font-style-asian="italic" style:font-style-complex="italic"/>
    </style:style>
    <style:style style:name="T2" style:family="text">
      <style:text-properties fo:font-style="italic" officeooo:rsid="001fc5a4" style:font-style-asian="italic" style:font-style-complex="italic"/>
    </style:style>
    <style:style style:name="T3" style:family="text">
      <style:text-properties fo:font-style="italic" officeooo:rsid="004722a0" style:font-style-asian="italic" style:font-style-complex="italic"/>
    </style:style>
    <style:style style:name="T4" style:family="text">
      <style:text-properties fo:font-size="8pt" style:font-size-asian="8pt" style:font-size-complex="8pt"/>
    </style:style>
    <style:style style:name="T5" style:family="text">
      <style:text-properties officeooo:rsid="0007ebf0"/>
    </style:style>
    <style:style style:name="T6" style:family="text">
      <style:text-properties officeooo:rsid="000a5d0f"/>
    </style:style>
    <style:style style:name="T7" style:family="text">
      <style:text-properties officeooo:rsid="000be457"/>
    </style:style>
    <style:style style:name="T8" style:family="text">
      <style:text-properties officeooo:rsid="000d9ac4"/>
    </style:style>
    <style:style style:name="T9" style:family="text">
      <style:text-properties officeooo:rsid="000f5abe"/>
    </style:style>
    <style:style style:name="T10" style:family="text">
      <style:text-properties officeooo:rsid="0010d883"/>
    </style:style>
    <style:style style:name="T11" style:family="text">
      <style:text-properties officeooo:rsid="0011e9c1"/>
    </style:style>
    <style:style style:name="T12" style:family="text">
      <style:text-properties officeooo:rsid="0013804b"/>
    </style:style>
    <style:style style:name="T13" style:family="text">
      <style:text-properties officeooo:rsid="00141fb0"/>
    </style:style>
    <style:style style:name="T14" style:family="text">
      <style:text-properties officeooo:rsid="00145ea3"/>
    </style:style>
    <style:style style:name="T15" style:family="text">
      <style:text-properties officeooo:rsid="00147120"/>
    </style:style>
    <style:style style:name="T16" style:family="text">
      <style:text-properties officeooo:rsid="0017b28d"/>
    </style:style>
    <style:style style:name="T17" style:family="text">
      <style:text-properties officeooo:rsid="00183f66"/>
    </style:style>
    <style:style style:name="T18" style:family="text">
      <style:text-properties fo:background-color="transparent" loext:char-shading-value="0"/>
    </style:style>
    <style:style style:name="T19" style:family="text">
      <style:text-properties officeooo:rsid="000ee333" fo:background-color="transparent" loext:char-shading-value="0"/>
    </style:style>
    <style:style style:name="T20" style:family="text">
      <style:text-properties officeooo:rsid="0018c6dc"/>
    </style:style>
    <style:style style:name="T21" style:family="text">
      <style:text-properties officeooo:rsid="001a2deb"/>
    </style:style>
    <style:style style:name="T22" style:family="text">
      <style:text-properties officeooo:rsid="001bc411"/>
    </style:style>
    <style:style style:name="T23" style:family="text">
      <style:text-properties officeooo:rsid="001bcd1d"/>
    </style:style>
    <style:style style:name="T24" style:family="text">
      <style:text-properties fo:language="en" fo:country="US"/>
    </style:style>
    <style:style style:name="T25" style:family="text">
      <style:text-properties fo:language="en" fo:country="US" officeooo:rsid="0021898f"/>
    </style:style>
    <style:style style:name="T26" style:family="text">
      <style:text-properties fo:language="en" fo:country="US" officeooo:rsid="0022ce1b"/>
    </style:style>
    <style:style style:name="T27" style:family="text">
      <style:text-properties fo:language="en" fo:country="US" officeooo:rsid="0030f883"/>
    </style:style>
    <style:style style:name="T28" style:family="text">
      <style:text-properties fo:language="en" fo:country="US" officeooo:rsid="0036b253"/>
    </style:style>
    <style:style style:name="T29" style:family="text">
      <style:text-properties fo:language="en" fo:country="US" officeooo:rsid="00437c54"/>
    </style:style>
    <style:style style:name="T30" style:family="text">
      <style:text-properties fo:language="en" fo:country="US" officeooo:rsid="0048b03b"/>
    </style:style>
    <style:style style:name="T31" style:family="text">
      <style:text-properties officeooo:rsid="0021898f"/>
    </style:style>
    <style:style style:name="T32" style:family="text">
      <style:text-properties officeooo:rsid="00248230"/>
    </style:style>
    <style:style style:name="T33" style:family="text">
      <style:text-properties officeooo:rsid="002662d3"/>
    </style:style>
    <style:style style:name="T34" style:family="text">
      <style:text-properties officeooo:rsid="00276303"/>
    </style:style>
    <style:style style:name="T35" style:family="text">
      <style:text-properties officeooo:rsid="0027ac96"/>
    </style:style>
    <style:style style:name="T36" style:family="text">
      <style:text-properties officeooo:rsid="00298951"/>
    </style:style>
    <style:style style:name="T37" style:family="text">
      <style:text-properties officeooo:rsid="002ae603"/>
    </style:style>
    <style:style style:name="T38" style:family="text">
      <style:text-properties officeooo:rsid="002c778f"/>
    </style:style>
    <style:style style:name="T39" style:family="text">
      <style:text-properties officeooo:rsid="002d6f5a"/>
    </style:style>
    <style:style style:name="T40" style:family="text">
      <style:text-properties officeooo:rsid="002e612a"/>
    </style:style>
    <style:style style:name="T41" style:family="text">
      <style:text-properties officeooo:rsid="00305ffb"/>
    </style:style>
    <style:style style:name="T42" style:family="text">
      <style:text-properties officeooo:rsid="00308ec6"/>
    </style:style>
    <style:style style:name="T43" style:family="text">
      <style:text-properties officeooo:rsid="0030f883"/>
    </style:style>
    <style:style style:name="T44" style:family="text">
      <style:text-properties officeooo:rsid="00326c67"/>
    </style:style>
    <style:style style:name="T45" style:family="text">
      <style:text-properties officeooo:rsid="0035a0c6"/>
    </style:style>
    <style:style style:name="T46" style:family="text">
      <style:text-properties officeooo:rsid="0036b253"/>
    </style:style>
    <style:style style:name="T47" style:family="text">
      <style:text-properties officeooo:rsid="00374d1f"/>
    </style:style>
    <style:style style:name="T48" style:family="text">
      <style:text-properties officeooo:rsid="0039412e"/>
    </style:style>
    <style:style style:name="T49" style:family="text">
      <style:text-properties officeooo:rsid="003a797d"/>
    </style:style>
    <style:style style:name="T50" style:family="text">
      <style:text-properties officeooo:rsid="003ba7a9"/>
    </style:style>
    <style:style style:name="T51" style:family="text">
      <style:text-properties officeooo:rsid="003bbab2"/>
    </style:style>
    <style:style style:name="T52" style:family="text">
      <style:text-properties officeooo:rsid="003da74c"/>
    </style:style>
    <style:style style:name="T53" style:family="text">
      <style:text-properties officeooo:rsid="003e7f53"/>
    </style:style>
    <style:style style:name="T54" style:family="text">
      <style:text-properties officeooo:rsid="003f08bd"/>
    </style:style>
    <style:style style:name="T55" style:family="text">
      <style:text-properties officeooo:rsid="003f09dc"/>
    </style:style>
    <style:style style:name="T56" style:family="text">
      <style:text-properties officeooo:rsid="003fdf97"/>
    </style:style>
    <style:style style:name="T57" style:family="text">
      <style:text-properties officeooo:rsid="0041c3de"/>
    </style:style>
    <style:style style:name="T58" style:family="text">
      <style:text-properties officeooo:rsid="00437c54"/>
    </style:style>
    <text:list-style style:name="L1">
      <text:list-level-style-number text:level="1"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Neither Human nor Machine</text:p>
      <text:p text:style-name="P1"><text:span text:style-name="Default_20_Paragraph_20_Font"><text:span text:style-name="T1">Dirk Engel, </text:span></text:span><text:a xlink:type="simple" xlink:href="mailto:info@engel-internet.de" office:target-frame-name="_top" xlink:show="replace" text:style-name="Internet_20_link" text:visited-style-name="Visited_20_Internet_20_Link"><text:span text:style-name="Internet_20_link"><text:span text:style-name="T1">info@engel-internet.de</text:span></text:span></text:a><text:span text:style-name="Default_20_Paragraph_20_Font"><text:span text:style-name="T1">, </text:span></text:span><text:span text:style-name="Default_20_Paragraph_20_Font"><text:span text:style-name="T2">May</text:span></text:span><text:span text:style-name="Default_20_Paragraph_20_Font"><text:span text:style-name="T1"> </text:span></text:span><text:span text:style-name="Default_20_Paragraph_20_Font"><text:span text:style-name="T3">2</text:span></text:span><text:span text:style-name="Default_20_Paragraph_20_Font"><text:span text:style-name="T1">, 2023</text:span></text:span></text:p>
      <text:p text:style-name="P1"><text:a xlink:type="simple" xlink:href="https://github.com/dirkengel/" office:target-frame-name="_top" xlink:show="replace" text:style-name="Internet_20_link" text:visited-style-name="Visited_20_Internet_20_Link"><text:span text:style-name="Internet_20_link">https://github.com/dirkengel/</text:span></text:a></text:p>
      <text:h text:style-name="Heading_20_1" text:outline-level="1">Introduction</text:h>
      <text:p text:style-name="P21">After reading many posts about ChatGPT, <text:span text:style-name="T31">a</text:span><text:span text:style-name="T24"> question came to my mind that has n</text:span><text:span text:style-name="T25">o</text:span><text:span text:style-name="T24">t been answered by the posts I </text:span><text:span text:style-name="T25">ha</text:span><text:span text:style-name="T24">ve seen so far. I </text:span><text:span text:style-name="T26">a</text:span><text:span text:style-name="T24">m wondering how the AI </text:span><text:span text:style-name="T30">l</text:span><text:span text:style-name="T24">anguage model's responses change or evolve over time. </text:span><text:span text:style-name="T30">W</text:span><text:span text:style-name="T24">ill asking the same question again a week later and in a new conversation result in the same or a similar answer? </text:span>And <text:span text:style-name="T5">the next week and then the next</text:span>? To evaluate this, I decided to <text:span text:style-name="T33">do</text:span> a <text:span text:style-name="T32">small</text:span> study <text:span text:style-name="T32">myself </text:span>and ask ChatGPT the same questions <text:span text:style-name="T32">over and over</text:span> again, five weekends is a row. The questions are always asked from the same account, but in the context of <text:span text:style-name="T6">five</text:span> different conversations. To <text:span text:style-name="T33">conduct</text:span> th<text:span text:style-name="T33">is small</text:span> study, I defined four categories, <text:span text:style-name="T33">each with </text:span>three different questions. </text:p>
      <text:h text:style-name="P11" text:outline-level="1">Categories and Questions</text:h>
      <text:p text:style-name="P22">The questions <text:span text:style-name="T34">consciously</text:span> do not primarily relate to software engineering topics, but can still be interpreted in this direction. I decided to ask general open-<text:span text:style-name="T34">ended</text:span> questions to avoid formalized answers (e. g. source code snippets) and <text:span text:style-name="T34">not to limit </text:span><text:span text:style-name="T6">the solution space of </text:span><text:span text:style-name="T34">possible</text:span><text:span text:style-name="T6"> answers </text:span><text:span text:style-name="T34">in advance</text:span><text:span text:style-name="T6">. </text:span><text:s/><text:span text:style-name="T35">Additionally, </text:span>I want to leave room for regionally and culturally biased answers, although I <text:span text:style-name="T35">a</text:span>m not a subject matter expert and can only roughly verify such biases. <text:span text:style-name="T7">Finally,</text:span> the categories and question are: </text:p>
      <text:p text:style-name="P2"/>
      <text:list xml:id="list4141069938" text:style-name="L1">
        <text:list-item>
          <text:p text:style-name="P16"><text:span text:style-name="Default_20_Paragraph_20_Font"><text:span text:style-name="T1">Timeless</text:span></text:span>, questions without any time relation.</text:p>
        </text:list-item>
      </text:list>
      <text:list text:style-name="L2">
        <text:list-item>
          <text:list>
            <text:list-item>
              <text:p text:style-name="P17">Who are you?</text:p>
            </text:list-item>
            <text:list-item>
              <text:p text:style-name="P17">Who am I?</text:p>
            </text:list-item>
            <text:list-item>
              <text:p text:style-name="P17">Is artificial intelligence a blessing or a curse?</text:p>
            </text:list-item>
          </text:list>
        </text:list-item>
      </text:list>
      <text:list xml:id="list70036932256913" text:continue-list="list4141069938" text:style-name="L1">
        <text:list-item>
          <text:p text:style-name="P16"><text:span text:style-name="Default_20_Paragraph_20_Font"><text:span text:style-name="T1">Past</text:span></text:span>, questions referring to the past.</text:p>
        </text:list-item>
      </text:list>
      <text:list text:style-name="L3">
        <text:list-item>
          <text:list>
            <text:list-item>
              <text:p text:style-name="P18">What was mankind's greatest achievement?</text:p>
            </text:list-item>
            <text:list-item>
              <text:p text:style-name="P18">What was the most advanced civilization?</text:p>
            </text:list-item>
            <text:list-item>
              <text:p text:style-name="P18">What was mankind's greatest failure?</text:p>
            </text:list-item>
          </text:list>
        </text:list-item>
      </text:list>
      <text:list xml:id="list70037557332155" text:continue-list="list70036932256913" text:style-name="L1">
        <text:list-item>
          <text:p text:style-name="P16"><text:span text:style-name="Default_20_Paragraph_20_Font"><text:span text:style-name="T1">Present</text:span></text:span>, questions referring to the present.</text:p>
        </text:list-item>
      </text:list>
      <text:list text:style-name="L4">
        <text:list-item>
          <text:list>
            <text:list-item>
              <text:p text:style-name="P19">What is the greatest challenge facing humanity?</text:p>
            </text:list-item>
            <text:list-item>
              <text:p text:style-name="P19">Are we in a phase of progress or regression?</text:p>
            </text:list-item>
            <text:list-item>
              <text:p text:style-name="P19">Which states are superpowers?</text:p>
            </text:list-item>
          </text:list>
        </text:list-item>
      </text:list>
      <text:list xml:id="list70036986667520" text:continue-list="list70037557332155" text:style-name="L1">
        <text:list-item>
          <text:p text:style-name="P16"><text:span text:style-name="Default_20_Paragraph_20_Font"><text:span text:style-name="T1">Future</text:span></text:span>, questions referring to the future.</text:p>
        </text:list-item>
      </text:list>
      <text:list text:style-name="L5">
        <text:list-item>
          <text:list>
            <text:list-item>
              <text:p text:style-name="P20">What is the most important science of the future?</text:p>
            </text:list-item>
            <text:list-item>
              <text:p text:style-name="P20">What is the most future proof profession?</text:p>
            </text:list-item>
            <text:list-item>
              <text:p text:style-name="P20">Which states are future superpowers?</text:p>
            </text:list-item>
          </text:list>
        </text:list-item>
      </text:list>
      <text:h text:style-name="Heading_20_1" text:outline-level="1">Skip the Next Page</text:h>
      <text:p text:style-name="Standard">In case you want to look at ChatGPT’s answers without reading my personal conclusion and takeaway, skip the next page and jump to <text:span text:style-name="T36">the</text:span> <text:bookmark-ref text:reference-format="text" text:ref-name="__RefHeading___Toc6198_2160378985">Appendix</text:bookmark-ref>.</text:p>
      <text:p text:style-name="Standard"/>
      <text:p text:style-name="Standard"/>
      <text:h text:style-name="Heading_20_1" text:outline-level="1"><text:soft-page-break/>No Human</text:h>
      <text:p text:style-name="P23">ChatGPT is not a human – certainly not. However, <text:span text:style-name="T37">due to </text:span>its natural interface, you may perceive it as a human after conversing for a while. You can see such an effect in may posts where people <text:span text:style-name="T38">become </text:span>polite when talking to the AI. <text:span text:style-name="T39">Successfully passed the </text:span>Turing test, <text:span text:style-name="T39">t</text:span>hat is for sure. But something important is missing. <text:span text:style-name="T8">Like</text:span> ChatGPT already <text:span text:style-name="T8">informs</text:span> <text:s/>about itself, the AI language model has <text:span text:style-name="T40">no</text:span> <text:span text:style-name="Default_20_Paragraph_20_Font"><text:span text:style-name="T1">opinion</text:span></text:span>. <text:span text:style-name="T41">And i</text:span>ts answers <text:span text:style-name="T41">in the </text:span><text:span text:style-name="T41"><text:bookmark-ref text:reference-format="text" text:ref-name="__RefHeading___Toc6198_2160378985">Appendix</text:bookmark-ref></text:span><text:s/><text:span text:style-name="T8">reveal</text:span> the same <text:span text:style-name="T41">thing</text:span>. Some <text:span text:style-name="T42">answers vary</text:span> a lot over time, as if the AI <text:span text:style-name="T42">randomly or algorithmically selects a specific number of answers from a larger list.</text:span> <text:span text:style-name="Default_20_Paragraph_20_Font"><text:span text:style-name="T18">OpenAI</text:span></text:span><text:span text:style-name="T18"> states that the model should ask clarifying questions </text:span><text:span text:style-name="T19">on ambiguous queries </text:span><text:span text:style-name="T18">but may guess instead.</text:span> Anyway, that <text:span text:style-name="T9">is <text:s/>a </text:span>differen<text:span text:style-name="T9">ce compared</text:span> to a human, where the answer may <text:span text:style-name="T43">vary </text:span>slightly, but <text:span text:style-name="T43">should not </text:span>change too much <text:span text:style-name="T43">in a </text:span>few weeks. At least that is my experience. If you can anticipate some people's responses on certain topics and tend to ask whoever gives the answer you <text:span text:style-name="T43">would</text:span> like to hear, that <text:span text:style-name="T43">is</text:span> different story. <text:bookmark text:name="tw-target-text1"/><text:span text:style-name="T24">So if you </text:span><text:span text:style-name="T27">ar</text:span><text:span text:style-name="T24">e looking for real advice and feedback and not just </text:span><text:span text:style-name="T27">for (self-)confirmation</text:span><text:span text:style-name="T24">, then </text:span>this version of a language AI model <text:span text:style-name="T10">seems</text:span> not sufficient.</text:p>
      <text:h text:style-name="Heading_20_1" text:outline-level="1">No Machine</text:h>
      <text:p text:style-name="Standard">In contrast, we do not expect <text:span text:style-name="T44">anything</text:span><text:span text:style-name="T11"> like o</text:span>pinion or taste from a machine, and we can <text:span text:style-name="T44">say that</text:span> a machine without <text:span text:style-name="T44">opinion</text:span> is <text:span text:style-name="T44">not</text:span> <text:span text:style-name="T44">a </text:span>bad <text:span text:style-name="T44">thing</text:span>. Quite the contrary, it would be bad if there is some hidden opinion, some bias caused by not carefully chosen training sets. Or even worse, bias from deliberately chosen training sets.</text:p>
      <text:p text:style-name="P24">Does this mea<text:span text:style-name="T12">n </text:span><text:span text:style-name="T45">that</text:span> only the interface appears <text:span text:style-name="T12">human-like, </text:span>but <text:span text:style-name="T12">the language model</text:span> actually behaves like a machine? Not really. Usually, we expect a machine to be deterministic, although timing issues and bugs sometimes lead to effects that make SW look <text:span text:style-name="T13">non-deterministic</text:span>. However, <text:span text:style-name="T46">t</text:span><text:span text:style-name="T24">he variance in ChatGPT's responses does </text:span><text:span text:style-name="T28">not</text:span><text:span text:style-name="T24"> look deterministic.</text:span></text:p>
      <text:h text:style-name="P10" text:outline-level="1">Taste and Opinion in SW Engineering</text:h>
      <text:p text:style-name="P25"><text:span text:style-name="T16">Does taste and opinion </text:span><text:span text:style-name="T47">play a role</text:span><text:span text:style-name="T16"> in SW engineering? </text:span><text:span text:style-name="T49">Does it matter</text:span> whether this AI language model has an opinion if we only want to use it for tedious programming jobs? In my <text:span text:style-name="Default_20_Paragraph_20_Font"><text:span text:style-name="T1">opinion</text:span></text:span> yes. <text:span text:style-name="T17">Yes, if </text:span><text:span text:style-name="T50">we</text:span><text:span text:style-name="T17"> say taste is not </text:span><text:span text:style-name="T48">just a question of which </text:span><text:span text:style-name="T17">IDE </text:span><text:span text:style-name="T50">we</text:span><text:span text:style-name="T48"> prefer,</text:span><text:span text:style-name="T17"> but also the coding style and architecture principles we </text:span><text:span text:style-name="T48">have</text:span><text:span text:style-name="T17"> decided </text:span><text:span text:style-name="T48">on</text:span><text:span text:style-name="T17">. While we can </text:span><text:span text:style-name="T20">us</text:span><text:span text:style-name="T50">e</text:span><text:span text:style-name="T17"> a formatter </text:span><text:span text:style-name="T20">for the style, </text:span><text:span text:style-name="T17">it </text:span><text:span text:style-name="T20">becomes </text:span><text:span text:style-name="T51">more difficult</text:span><text:span text:style-name="T20"> to make </text:span><text:span text:style-name="T17">the AI aware of the principles. </text:span><text:span text:style-name="T21">Even </text:span><text:span text:style-name="T52">harder </text:span><text:span text:style-name="T21">to handle is the opinion part, which I compare </text:span><text:span text:style-name="T52">to</text:span><text:span text:style-name="T21"> the quality attributes (non-functional requirements) of the software. </text:span>As a SW architect, I have a <text:span text:style-name="T21">strong </text:span>opinion <text:span text:style-name="T53">on </text:span><text:span text:style-name="T21">whether the code of </text:span>specific <text:span text:style-name="T21">modules </text:span>should be fast, compact, easy understand- and maintain- <text:span text:style-name="T21">or extendable </text:span><text:span text:style-name="T53">etc</text:span>. <text:span text:style-name="T54">You </text:span><text:span text:style-name="T55">might</text:span><text:span text:style-name="T21"> be </text:span><text:span text:style-name="T54">able </text:span><text:span text:style-name="T21">to </text:span><text:span text:style-name="T54">get </text:span><text:span text:style-name="T21">an acceptable result by </text:span><text:span text:style-name="T54">incrementally</text:span><text:span text:style-name="T21"> passing the </text:span>attributes <text:span text:style-name="T21">and playing ping-pong with the AI </text:span><text:span text:style-name="T54">to </text:span>push the output <text:span text:style-name="T54">in the right direction</text:span><text:span text:style-name="T22"> </text:span><text:span text:style-name="T21">with potentially contradicting requirements</text:span>. <text:span text:style-name="T56">In</text:span> such <text:span text:style-name="T56">a working mode</text:span>, ChatGPT is a great sparring partner, but nothing more and nothing less.</text:p>
      <text:h text:style-name="Heading_20_1" text:outline-level="1">Sparring Partner</text:h>
      <text:p text:style-name="P26"><text:span text:style-name="T23">So m</text:span>y personal <text:span text:style-name="T23">conclusion and </text:span>takeaway is, ChatGPT is neither <text:span text:style-name="T57">a </text:span>human (of course) nor a classic machine, but a good sparring partner.<text:bookmark text:name="tw-target-text4"/> This AI language model can be of great help if you know what information you are looking for so you can point the answer in the right direction (<text:span text:style-name="T14">and </text:span><text:span text:style-name="T58">you </text:span><text:span text:style-name="T14">do not </text:span><text:span text:style-name="T58">have to worry</text:span><text:span text:style-name="T14"> about</text:span> <text:span text:style-name="T58">potential </text:span>unknown unknowns). In that case, it can be a useful tool that will give you what you need as long as you trust it in terms of privacy, <text:span text:style-name="T15">intellectual property</text:span>, and licenses (code snippets) in input and output direction.</text:p>
      <text:p text:style-name="P3"/>
      <text:h text:style-name="Heading_20_1" text:outline-level="1"><text:bookmark-start text:name="__RefHeading___Toc6198_2160378985"/>Appendix<text:bookmark-end text:name="__RefHeading___Toc6198_2160378985"/></text:h>
      <text:h text:style-name="Heading_20_2" text:outline-level="2"><text:bookmark-start text:name="__RefHeading___Toc6200_2160378985"/>Timeless-1: Who are you?<text:bookmark-end text:name="__RefHeading___Toc6200_2160378985"/></text:h>
      <table:table table:name="Tabelle1" table:style-name="Tabelle1">
        <table:table-column table:style-name="Tabelle1.A"/>
        <table:table-row>
          <table:table-cell table:style-name="Tabelle1.A1" office:value-type="string">
            <text:h text:style-name="Heading_20_3" text:outline-level="3">2023/03/26</text:h>
            <text:p text:style-name="P4">I am ChatGPT, a large language model trained by OpenAI. I am designed to answer a wide range of questions and have conversations on various topics. You can ask me anything, and I will do my best to provide a helpful response.</text:p>
          </table:table-cell>
        </table:table-row>
        <table:table-row>
          <table:table-cell table:style-name="Tabelle1.A1" office:value-type="string">
            <text:h text:style-name="Heading_20_3" text:outline-level="3">2023/04/02</text:h>
            <text:p text:style-name="P4">I am an AI language model called ChatGPT. My purpose is to assist and communicate with people through natural language processing.<text:line-break/>I was developed by OpenAI, a research organization that focuses on artificial intelligence and machine learning. My architecture, GPT, stands for "Generative Pre-trained Transformer," and I was trained on a massive amount of data to understand and generate human-like language. I can answer questions, provide information, and even engage in conversations on a wide range of topics. Is there anything specific you would like to know or discuss?</text:p>
          </table:table-cell>
        </table:table-row>
        <table:table-row>
          <table:table-cell table:style-name="Tabelle1.A1" office:value-type="string">
            <text:h text:style-name="Heading_20_3" text:outline-level="3">2023/04/10</text:h>
            <text:p text:style-name="P4">I am ChatGPT, a large language model trained by OpenAI, based on the GPT-3.5 architecture. I am designed to generate human-like responses to text-based prompts and questions. My purpose is to assist and provide information to users like you. Is there anything specific you would like to know or discuss?</text:p>
          </table:table-cell>
        </table:table-row>
        <table:table-row>
          <table:table-cell table:style-name="Tabelle1.A1" office:value-type="string">
            <text:h text:style-name="Heading_20_3" text:outline-level="3">2023/04/16</text:h>
            <text:p text:style-name="P4">I am ChatGPT, a language model developed by OpenAI. I am designed to converse with people and assist them with a variety of tasks, such as answering questions, providing information, and generating text.</text:p>
          </table:table-cell>
        </table:table-row>
        <table:table-row>
          <table:table-cell table:style-name="Tabelle1.A1" office:value-type="string">
            <text:h text:style-name="Heading_20_3" text:outline-level="3">2023/04/23</text:h>
            <text:p text:style-name="P4">I am ChatGPT, a language model developed by OpenAI, trained on a vast corpus of text data using the GPT-3.5 architecture. I am designed to understand and respond to natural language input in a human-like way, using my knowledge and understanding of a wide range of topics.</text:p>
          </table:table-cell>
        </table:table-row>
      </table:table>
      <text:p text:style-name="Standard"/>
      <text:p text:style-name="Standard"/>
      <text:h text:style-name="P12" text:outline-level="2">Timeless 2: Who am I?</text:h>
      <table:table table:name="Tabelle2" table:style-name="Tabelle2">
        <table:table-column table:style-name="Tabelle2.A"/>
        <table:table-row>
          <table:table-cell table:style-name="Tabelle2.A1" office:value-type="string">
            <text:h text:style-name="Heading_20_3" text:outline-level="3">2023/03/26</text:h>
            <text:p text:style-name="P4">As an AI language model, I do not have access to personal information or data, including your identity. Therefore, I cannot answer that question. However, I'm here to assist you with any questions or concerns you may have to the best of my abilities.</text:p>
          </table:table-cell>
        </table:table-row>
        <table:table-row>
          <table:table-cell table:style-name="Tabelle2.A1" office:value-type="string">
            <text:h text:style-name="Heading_20_3" text:outline-level="3">2023/04/02</text:h>
            <text:p text:style-name="P4">As an AI language model, I don't have access to personal information about individuals. Therefore, I don't know who you are specifically.<text:line-break/>However, you can tell me more about yourself if you'd like, and I can try to assist you with any questions or concerns you may have.</text:p>
          </table:table-cell>
        </table:table-row>
        <table:table-row>
          <table:table-cell table:style-name="Tabelle2.A1" office:value-type="string">
            <text:h text:style-name="Heading_20_3" text:outline-level="3">2023/04/10</text:h>
            <text:p text:style-name="P4">As an AI language model, I do not have access to personal information or data, so I do not know who you are in the sense of your specific identity. However, I am here to assist you with any questions you may have or to engage in a conversation on any topic you would like to discuss. Is there anything specific you would like to know or talk about?</text:p>
          </table:table-cell>
        </table:table-row>
        <table:table-row>
          <table:table-cell table:style-name="Tabelle2.A1" office:value-type="string">
            <text:h text:style-name="Heading_20_3" text:outline-level="3">2023/04/16</text:h>
            <text:p text:style-name="P4">As an AI language model, I don't have access to your personal information or identity. Therefore, I don't know who you are. However, I'm here to assist you with any questions or tasks you may have. How can I be of help?</text:p>
          </table:table-cell>
        </table:table-row>
        <table:table-row>
          <table:table-cell table:style-name="Tabelle2.A1" office:value-type="string">
            <text:h text:style-name="Heading_20_3" text:outline-level="3">2023/04/23</text:h>
            <text:p text:style-name="P4">I'm sorry, but as an AI language model, I don't have access to personal information or data about individual users. Therefore, I don't know who you are, as I don't have the ability to identify or track users. However, I am here to assist you with any questions or tasks you may have to the best of my abilities.</text:p>
          </table:table-cell>
        </table:table-row>
      </table:table>
      <text:p text:style-name="Standard"/>
      <text:p text:style-name="Standard"/>
      <text:h text:style-name="P12" text:outline-level="2">Timeless 3: Is artificial intelligence a blessing or a curse?</text:h>
      <table:table table:name="Tabelle3" table:style-name="Tabelle3">
        <table:table-column table:style-name="Tabelle3.A"/>
        <table:table-row>
          <table:table-cell table:style-name="Tabelle3.A1" office:value-type="string">
            <text:h text:style-name="Heading_20_3" text:outline-level="3">2023/03/26</text:h>
            <text:p text:style-name="P4">Artificial intelligence (AI) can be both a blessing and a curse, depending on how it is developed and used.</text:p>
            <text:p text:style-name="P4">On the one hand, AI has the potential to revolutionize many industries and improve human life in various ways. It can help us solve complex problems, automate tedious tasks, and make our lives more convenient. For example, AI-powered healthcare technologies can help doctors diagnose and treat diseases more accurately and efficiently, while self-driving cars can make transportation safer and more accessible. AI can also help us address some of the world's most pressing challenges, such as climate change and poverty, by enabling better decision-making and resource allocation.<text:line-break/>On the other hand, AI can also have negative consequences if not developed and used responsibly. One of the biggest concerns with AI is that it can perpetuate and even amplify existing biases and discrimination in society. It can also be used to create autonomous weapons, which could potentially cause harm to humans and pose a threat to global security.<text:line-break/>In conclusion, artificial intelligence is a powerful tool that can bring great benefits to humanity, but it is essential to use it responsibly and ethically to avoid any negative consequences.</text:p>
          </table:table-cell>
        </table:table-row>
        <table:table-row>
          <table:table-cell table:style-name="Tabelle3.A1" office:value-type="string">
            <text:h text:style-name="Heading_20_3" text:outline-level="3">2023/04/02</text:h>
            <text:p text:style-name="P4">Artificial intelligence (AI) can be both a blessing and a curse, depending on how it is developed and used.<text:line-break/>On the one hand, AI has the potential to improve many aspects of our lives, from healthcare and transportation to education and entertainment. AI-powered technologies can help us solve complex problems, automate tedious tasks, and improve the efficiency of various industries. For example, AI can assist doctors in making more accurate diagnoses, optimize traffic flow, and provide personalized learning experiences to students.<text:line-break/>On the other hand, AI also raises important ethical, social, and economic concerns that need to be addressed. There are concerns about the potential loss of jobs due to automation, the impact of AI on privacy and security, and the potential for biased decision-making based on the data that AI systems are trained on. Additionally, there are concerns about the potential misuse of AI for malicious purposes, such as cyber attacks or social engineering.<text:line-break/>In short, while AI has the potential to be a significant force for good, it is important to approach its development and deployment with caution, and to consider the potential risks and benefits of its use.</text:p>
          </table:table-cell>
        </table:table-row>
        <table:table-row>
          <table:table-cell table:style-name="Tabelle3.A1" office:value-type="string">
            <text:h text:style-name="Heading_20_3" text:outline-level="3">2023/04/10</text:h>
            <text:p text:style-name="P4">The question of whether artificial intelligence (AI) is a blessing or a curse is a complex and multifaceted one, with arguments to be made on both sides.<text:line-break/>On the one hand, AI has the potential to revolutionize many areas of society, including healthcare, transportation, and communication. AI-powered technologies can help diagnose diseases, improve traffic flow, and provide personalized recommendations for individuals. They can also improve efficiency and productivity in many industries, potentially leading to economic growth and increased prosperity.<text:line-break/>On the other hand, there are concerns that the development of advanced AI systems could pose risks if they are not properly designed and controlled. For example, there are concerns that AI systems could be used to develop new weapons or conduct surveillance on individuals without their consent. There are also worries about the potential impact of AI on jobs, and whether the displacement of human workers could lead to social and economic disruption. To address these risks, many researchers and experts in the field of AI are advocating for the development of ethical frameworks and guidelines for AI development and deployment. These frameworks would prioritize transparency, accountability, and responsible use of AI technologies, and would aim to prevent the misuse of AI for harmful purposes.<text:line-break/>Overall, the impact of AI on society will depend on how it is developed, deployed, and used. By prioritizing responsible and ethical use, AI has the potential to bring significant benefits to society, while minimizing potential risks.</text:p>
          </table:table-cell>
        </table:table-row>
        <table:table-row>
          <table:table-cell table:style-name="Tabelle3.A1" office:value-type="string">
            <text:h text:style-name="Heading_20_3" text:outline-level="3">2023/04/16</text:h>
            <text:p text:style-name="P4">Artificial intelligence (AI) can be both a blessing and a curse depending on how it is developed and used. <text:line-break/>On one hand, AI has the potential to solve some of the world's most significant challenges, such as disease detection, climate change, and resource management. AI can also automate many repetitive or dangerous tasks, freeing up human time for more creative and meaningful pursuits. Additionally, AI can enhance decision-making processes by processing vast amounts of data and identifying patterns that humans might not detect.<text:line-break/>On the other hand, AI can also pose some challenges, such as the potential for job displacement, loss of privacy, and misuse of data. <text:line-break/>There is also the risk that AI systems could be programmed with biases or used to harm individuals or groups. As with any powerful technology, there are risks associated with AI that must be carefully managed and mitigated to ensure that its benefits are realized while minimizing potential negative consequences.<text:line-break/>Overall, the impact of AI on society will depend on how it is developed, deployed, and regulated. If used ethically and responsibly, AI has the potential to make our lives better in many ways.</text:p>
          </table:table-cell>
        </table:table-row>
        <table:table-row>
          <table:table-cell table:style-name="Tabelle3.A1" office:value-type="string">
            <text:h text:style-name="Heading_20_3" text:outline-level="3">2023/04/23</text:h>
            <text:p text:style-name="P4">The impact of artificial intelligence (AI) on society can be seen as both a blessing and a curse, depending on how it is developed and used.</text:p>
            <text:p text:style-name="P4">On one hand, AI has the potential to revolutionize numerous industries and improve people's lives in many ways, such as automating tedious or dangerous tasks, providing more accurate medical diagnoses, improving transportation efficiency, and enhancing personal convenience and entertainment. AI technologies can also enable scientific breakthroughs and accelerate progress in fields such as climate change, healthcare, and space exploration.<text:line-break/>However, on the other hand, AI can also pose significant risks and challenges. Some people fear that AI could automate jobs and displace workers, leading to unemployment and economic inequality. Additionally, AI can be misused, such as in the development of autonomous weapons or the amplification of misinformation and propaganda. There are also concerns about AI being used to infringe upon individual privacy and civil liberties.<text:line-break/>Ultimately, whether AI is a blessing or a curse depends on how it is developed, deployed, and regulated. As with any powerful technology, it is essential to ensure that AI is developed and used in a responsible and ethical manner to maximize its potential benefits and minimize its potential harms.</text:p>
          </table:table-cell>
        </table:table-row>
      </table:table>
      <text:p text:style-name="Standard"/>
      <text:p text:style-name="Standard"/>
      <text:h text:style-name="P12" text:outline-level="2">Past 1: What was mankind's greatest achievement?</text:h>
      <table:table table:name="Tabelle4" table:style-name="Tabelle4">
        <table:table-column table:style-name="Tabelle4.A"/>
        <table:table-row>
          <table:table-cell table:style-name="Tabelle4.A1" office:value-type="string">
            <text:h text:style-name="Heading_20_3" text:outline-level="3">2023/03/26</text:h>
            <text:p text:style-name="P4">It is difficult to pinpoint mankind's greatest achievement as there have been many significant accomplishments throughout human history that have changed the course of civilization. Here are some examples of achievements that many people consider to be among the greatest:<text:line-break/>1. Development of agriculture: The agricultural revolution, which occurred around 10,000 years ago, allowed humans to settle in one place and create permanent settlements, leading to the development of complex societies.<text:line-break/>2. Development of writing: The invention of writing, which occurred around 5,000 years ago, allowed humans to record and transmit knowledge, history, and culture across generations.<text:line-break/>3. Development of science and technology: Human beings have continuously developed and improved science and technology, from the invention of the wheel to the creation of the internet and beyond.<text:line-break/>4. Exploration and discovery: Throughout history, humans have explored and discovered new lands, continents, and even the entire planet.<text:line-break/>This has expanded our knowledge of the world and ourselves.<text:line-break/>5. Overcoming adversity: Humans have also demonstrated remarkable resilience and perseverance in overcoming adversity, from surviving natural disasters to overcoming diseases.<text:line-break/>These achievements have contributed to the development and progress of human civilization, but there is no single greatest achievement, as they are all interconnected and have built upon each other to shape our world as we know it today.</text:p>
          </table:table-cell>
        </table:table-row>
        <table:table-row>
          <table:table-cell table:style-name="Tabelle4.A1" office:value-type="string">
            <text:h text:style-name="Heading_20_3" text:outline-level="3">2023/04/02</text:h>
            <text:p text:style-name="P4">As an AI language model, I don't have the capacity to make subjective judgments about human achievement, as what may be considered the "greatest" achievement can vary depending on personal opinions and cultural contexts.<text:line-break/>However, some notable achievements that have had significant impact on human civilization and progress include the development of written language, the invention of the printing press, the discovery of electricity and the development of electrical devices, the industrial revolution, the development of the internet, the creation of vaccines and medical treatments, the exploration of space, and the eradication of diseases such as smallpox.<text:line-break/>Ultimately, the greatest achievement of humanity may be subjective and open to interpretation, and may depend on individual values and beliefs.</text:p>
          </table:table-cell>
        </table:table-row>
        <table:table-row>
          <table:table-cell table:style-name="Tabelle4.A1" office:value-type="string">
            <text:h text:style-name="Heading_20_3" text:outline-level="3">2023/04/10</text:h>
            <text:p text:style-name="P4">It is difficult to identify one single achievement as mankind's greatest, as there have been many significant milestones throughout human history. However, here are a few examples of achievements that are often considered to be among the most important:<text:line-break/>1. Development of agriculture: The invention of agriculture around 10,000 years ago allowed humans to settle in one place and form complex societies. This led to the development of civilization, with cities, writing, and the advancement of technology and science.<text:line-break/>2. Scientific revolution: The scientific revolution in the 16th and 17th centuries marked a turning point in human history, with the development of new scientific methods and the discovery of many fundamental laws of nature.<text:line-break/>3. Industrial revolution: The industrial revolution of the 18th and 19th centuries transformed human society with the development of new manufacturing processes, machines, and technology that allowed for mass production of goods.<text:line-break/>4. Moon landing: In 1969, the United States successfully landed humans on the moon, marking a significant achievement in space exploration and technological advancement.<text:line-break/>These are just a few examples of achievements that have had a profound impact on human history and society.</text:p>
          </table:table-cell>
        </table:table-row>
        <table:table-row>
          <table:table-cell table:style-name="Tabelle4.A1" office:value-type="string">
            <text:h text:style-name="Heading_20_3" text:outline-level="3">2023/04/16</text:h>
            <text:p text:style-name="P4">As an AI language model, I do not have personal opinions or beliefs. However, there are many achievements that could be considered the greatest in human history, depending on one's perspective. Some examples of significant human achievements throughout history include:<text:line-break/>1. The development of agriculture, which allowed humans to settle in one place and build civilizations.<text:line-break/>2. The invention of writing, which allowed humans to record and share knowledge across generations.<text:line-break/>3. The Industrial Revolution, which transformed society by introducing new manufacturing processes and technologies.<text:line-break/>4. The moon landing, which demonstrated the incredible capabilities of human engineering and exploration.<text:line-break/>5. The eradication of smallpox, a disease that once killed millions of people.<text:line-break/>Ultimately, the greatest achievement of humanity is subjective and depends on individual values and beliefs.</text:p>
          </table:table-cell>
        </table:table-row>
        <table:table-row>
          <table:table-cell table:style-name="Tabelle4.A1" office:value-type="string">
            <text:h text:style-name="Heading_20_3" text:outline-level="3">2023/04/23</text:h>
            <text:p text:style-name="P4">Mankind has accomplished many remarkable achievements throughout history, and it is difficult to pinpoint a single greatest achievement. <text:line-break/>However, here are a few notable accomplishments that have significantly impacted human society:<text:line-break/>1. Scientific discoveries: The scientific method, which enabled humanity to systematically investigate and understand the natural world, has led to countless discoveries that have transformed our understanding of the universe, from the laws of gravity to the structure of DNA.<text:line-break/>2. Exploration and discovery: Humans have ventured into the unknown and discovered new lands, cultures, and knowledge throughout history, from the first human settlements to space exploration.<text:line-break/>3. Art, literature, and culture: Human creativity has produced countless works of art, literature, music, and other forms of culture that have enriched the human experience and provided a means of expression and communication.<text:line-break/>4. Technological advancements: Humans have developed technologies that have transformed society, from the wheel and the printing press to electricity, computers, and the internet.<text:line-break/>5. Social and political achievements: Humans have fought for and achieved significant advancements in social justice and political freedom, such as the abolition of slavery, the civil rights movement, and the establishment of democratic governments.<text:line-break/>These are just a few examples of mankind's remarkable achievements, and there are many more to consider. <text:s/>Ultimately, what constitutes the greatest achievement is subjective and dependent on individual perspectives and values.</text:p>
          </table:table-cell>
        </table:table-row>
      </table:table>
      <text:p text:style-name="Standard"/>
      <text:p text:style-name="Standard"/>
      <text:h text:style-name="P12" text:outline-level="2">Past 2: What was the most advanced civilization?</text:h>
      <table:table table:name="Tabelle5" table:style-name="Tabelle5">
        <table:table-column table:style-name="Tabelle5.A"/>
        <table:table-row>
          <table:table-cell table:style-name="Tabelle5.A1" office:value-type="string">
            <text:h text:style-name="Heading_20_3" text:outline-level="3">2023/03/26</text:h>
            <text:p text:style-name="P4">There have been many advanced civilizations throughout human history, each with its own unique contributions and achievements. It is challenging to determine which civilization was the most advanced as it depends on various factors, such as the time period, geographical location, and cultural context. Here are a few examples of advanced civilizations:<text:line-break/>1. Ancient Egypt: The ancient Egyptians were known for their remarkable achievements in engineering, architecture, mathematics, medicine, and art. They built monumental structures such as the Great Pyramids and developed a complex writing system called hieroglyphics.<text:line-break/>2. Ancient Greece: The ancient Greeks made significant contributions to philosophy, mathematics, science, literature, and art. They were the first to develop a democratic system of government and created enduring cultural and intellectual legacies.<text:line-break/>3. Ancient Rome: The ancient Romans were renowned for their engineering feats, such as the construction of the Colosseum and aqueducts, and their legal and administrative systems, which have influenced modern law and governance.<text:line-break/>4. Han Dynasty China: The Han Dynasty was a golden age in Chinese history and marked by remarkable advancements in science, technology, agriculture, and medicine. They developed papermaking, the wheelbarrow, and the compass, among other innovations.<text:line-break/>5. Islamic Golden Age: The Islamic Golden Age, which lasted from the 8th to the 14th century, saw significant advancements in science, mathematics, medicine, philosophy, and art. Scholars made important contributions to fields such as algebra, astronomy, and optics.</text:p>
            <text:p text:style-name="P4">Overall, each of these civilizations made significant contributions to human progress and development in their respective times and contexts, and it is difficult to determine which one was the most advanced.</text:p>
          </table:table-cell>
        </table:table-row>
        <table:table-row>
          <table:table-cell table:style-name="Tabelle5.A1" office:value-type="string">
            <text:h text:style-name="Heading_20_3" text:outline-level="3">2023/04/02</text:h>
            <text:p text:style-name="P4">There have been many advanced civilizations throughout human history, and determining the "most advanced" can be a matter of debate and interpretation. Some of the most well-known and influential civilizations in history include the ancient Egyptian civilization, the ancient Greek civilization, the Roman Empire, the Mayan civilization, the Chinese civilization, and the Islamic civilization during the medieval period.<text:line-break/>Each of these civilizations made significant contributions to human knowledge, technology, culture, and governance.<text:line-break/>However, it's important to recognize that different civilizations have made advances in different areas at different times, and that what may be considered "advanced" in one society may not be as valued or important in another.<text:line-break/>It's also worth noting that many indigenous cultures and civilizations have made significant contributions to human knowledge and progress, but may not be as widely recognized or celebrated in mainstream history.</text:p>
          </table:table-cell>
        </table:table-row>
        <table:table-row>
          <table:table-cell table:style-name="Tabelle5.A1" office:value-type="string">
            <text:h text:style-name="Heading_20_3" text:outline-level="3">2023/04/10</text:h>
            <text:p text:style-name="P4">It is difficult to determine which civilization was the most advanced, as there have been many civilizations throughout human history that have made significant contributions to science, technology, and culture. Here are a few examples of civilizations that are often considered to be among the most advanced:<text:line-break/>1. Ancient Greece: The ancient Greeks made significant contributions to science, philosophy, and the arts. They developed the concept of democracy and made significant advances in mathematics, astronomy, and medicine.<text:line-break/>2. Ancient Rome: The ancient Romans developed a complex system of governance, law, and engineering. They built impressive roads, aqueducts, and other public works, and developed the concept of civil law that has influenced legal systems around the world.<text:line-break/>3. Ancient China: Ancient China developed a sophisticated system of governance, art, and science. They invented paper, printing, and the compass, and made significant advances in agriculture and medicine.<text:line-break/>4. Islamic Golden Age: The Islamic Golden Age (8th to 13th century) was a period of significant scientific and cultural advancement in the Islamic world. Islamic scholars made significant contributions to mathematics, astronomy, medicine, and other fields, and translated and preserved ancient texts from other cultures.<text:line-break/>These are just a few examples of civilizations that have made significant contributions to human history and culture. The concept of "most advanced" is subjective and can be difficult to determine definitively.</text:p>
          </table:table-cell>
        </table:table-row>
        <table:table-row>
          <table:table-cell table:style-name="Tabelle5.A1" office:value-type="string">
            <text:h text:style-name="Heading_20_3" text:outline-level="3">2023/04/16</text:h>
            <text:p text:style-name="P4">It is difficult to determine which civilization was the most advanced, as this is subjective and depends on various factors such as technological advancements, cultural achievements, economic and political systems, and overall impact on history. Many civilizations throughout history have made significant contributions to human knowledge and progress, such as the ancient Greeks, Egyptians, and Chinese. In the modern era, Western civilization has made significant strides in science, technology, and social progress. Some people might argue that the Islamic Golden Age, which spanned from the 8th to 14th centuries, was the most advanced civilization of its time, due to its many contributions to mathematics, astronomy, medicine, and literature.<text:line-break/>Ultimately, it is difficult to make definitive statements about which civilization was the most advanced, as each one had its own unique strengths and weaknesses.</text:p>
          </table:table-cell>
        </table:table-row>
        <table:table-row>
          <table:table-cell table:style-name="Tabelle5.A1" office:value-type="string">
            <text:h text:style-name="Heading_20_3" text:outline-level="3">2023/04/23</text:h>
            <text:p text:style-name="P4">Determining the most advanced civilization is a subjective matter, as it depends on the criteria used to evaluate their advancements. However, there are several ancient civilizations that are widely recognized as having made significant contributions to human progress and development, such as:<text:line-break/>1. Ancient Greece: The ancient Greeks made many contributions to philosophy, art, mathematics, science, and democracy. They developed a system of governance that gave ordinary citizens a say in decision-making and produced philosophers such as Socrates, Plato, and Aristotle.<text:line-break/>2. Ancient Rome: The Roman Empire was known for its engineering feats, including the construction of roads, aqueducts, and monumental structures such as the Colosseum. Rome also made significant contributions to law, literature, and government administration.<text:line-break/>3. Ancient China: The Chinese civilization developed early forms of writing, paper-making, gunpowder, and the compass. They also made significant contributions to philosophy, art, science, and governance, including the development of Confucianism and Taoism.<text:line-break/>4. Ancient Egypt: The ancient Egyptians developed advanced techniques for agriculture, architecture, and engineering, including the construction of the pyramids. They also developed a system of writing and made significant contributions to mathematics and medicine.<text:line-break/>5. Indus Valley Civilization: The Indus Valley Civilization, which flourished around 2600-1900 BCE, is known for its advanced urban planning, including the construction of large cities with complex drainage systems and grid-like street layouts. They also developed a system of writing and were known for their skilled craftsmanship.<text:line-break/>These are just a few examples of advanced civilizations in human history, and there are many more to consider. However, it's important to note that evaluating the advancements of different civilizations is complicated by factors such as historical context, cultural values, and biases.</text:p>
          </table:table-cell>
        </table:table-row>
      </table:table>
      <text:p text:style-name="Standard"/>
      <text:p text:style-name="Standard"/>
      <text:h text:style-name="P13" text:outline-level="2"/>
      <text:h text:style-name="P12" text:outline-level="2">Past 3: What was mankind's greatest failure?</text:h>
      <table:table table:name="Tabelle6" table:style-name="Tabelle6">
        <table:table-column table:style-name="Tabelle6.A"/>
        <table:table-row>
          <table:table-cell table:style-name="Tabelle6.A1" office:value-type="string">
            <text:h text:style-name="Heading_20_3" text:outline-level="3">2023/03/26</text:h>
            <text:p text:style-name="P5">As an AI language model, I don't have the capacity to make subjective judgments about human achievement, as what may be considered the "greatest" achievement can vary depending on personal opinions and cultural contexts. <text:s text:c="17"/></text:p>
            <text:p text:style-name="P5">However, some notable achievements that have had significant impact on human civilization and progress include the development of written language, the invention of the printing press, the discovery of electricity and the development of electrical devices, the industrial revolution, the development of the internet, the creation of vaccines and medical treatments, the exploration of space, and the eradication of diseases such as smallpox.</text:p>
            <text:p text:style-name="Standard"><text:span text:style-name="Default_20_Paragraph_20_Font"><text:span text:style-name="T4">Ultimately, the greatest achievement of humanity may be subjective and open to interpretation, and may depend on individual values and beliefs.</text:span></text:span></text:p>
          </table:table-cell>
        </table:table-row>
        <table:table-row>
          <table:table-cell table:style-name="Tabelle6.A1" office:value-type="string">
            <text:h text:style-name="Heading_20_3" text:outline-level="3">2023/04/02</text:h>
            <text:p text:style-name="P5">It is difficult to pinpoint mankind's greatest achievement as there have been many significant accomplishments throughout human history that have changed the course of civilization. Here are some examples of achievements that many people consider to be among the greatest: <text:s text:c="147"/></text:p>
            <text:p text:style-name="P5">1. Development of agriculture: The agricultural revolution, which occurred around 10,000 years ago, allowed humans to settle in one place and create permanent settlements, leading to the development of complex societies. <text:s text:c="17"/></text:p>
            <text:p text:style-name="P5">2. Development of writing: The invention of writing, which occurred around 5,000 years ago, allowed humans to record and transmit knowledge, history, and culture across generations. <text:s text:c="56"/></text:p>
            <text:p text:style-name="P5">3. Development of science and technology: Human beings have continuously developed and improved science and technology, from the invention of the wheel to the creation of the internet and beyond. <text:s text:c="42"/></text:p>
            <text:p text:style-name="P5">4. Exploration and discovery: Throughout history, humans have explored and discovered new lands, continents, and even the entire planet. <text:s text:c="101"/></text:p>
            <text:p text:style-name="P5">This has expanded our knowledge of the world and ourselves. <text:s text:c="178"/></text:p>
            <text:p text:style-name="P5">5. Overcoming adversity: Humans have also demonstrated remarkable resilience and perseverance in overcoming adversity, from surviving natural disasters to overcoming diseases. <text:s text:c="62"/></text:p>
            <text:p text:style-name="P5">These achievements have contributed to the development and progress of human civilization, but there is no single greatest achievement, as they are all interconnected and have built upon each other to shape our world as we know it today.</text:p>
          </table:table-cell>
        </table:table-row>
        <table:table-row>
          <table:table-cell table:style-name="Tabelle6.A1" office:value-type="string">
            <text:h text:style-name="Heading_20_3" text:outline-level="3">2023/04/10</text:h>
            <text:p text:style-name="P4">It is difficult to identify one single greatest failure of mankind, as there have been many events throughout human history that have been tragic, destructive, and preventable. Here are a few examples of failures that are often considered to be among the most significant:</text:p>
            <text:p text:style-name="P4">1. World War II and the Holocaust: The Second World War was the deadliest conflict in human history, with an estimated 50-85 million people killed. The Holocaust, in which six million Jews were systematically murdered by Nazi Germany, is one of the darkest chapters in human history.</text:p>
            <text:p text:style-name="P4">2. Slavery and colonialism: The transatlantic slave trade and colonialism were systems of oppression and exploitation that had a devastating impact on the people and cultures of Africa, the Americas, and other parts of the world. The legacy of slavery and colonialism continues to affect societies around the world today.</text:p>
            <text:p text:style-name="P4">3. Environmental degradation: Human activity has caused significant environmental degradation and climate change, with potentially catastrophic consequences for the planet and future generations. This includes deforestation, pollution, and the release of greenhouse gases into the atmosphere.</text:p>
            <text:p text:style-name="P4">4. Genocide and mass atrocities: Throughout human history, there have been many instances of genocide and mass atrocities, in which large numbers of people are targeted and killed based on their ethnicity, religion, or other characteristics. Examples include the Rwandan genocide, the Armenian genocide, and the Cambodian genocide.</text:p>
            <text:p text:style-name="P4">These are just a few examples of failures that have had a profound impact on human history and society. It is important to recognize these failures and work towards creating a better future for all people.</text:p>
          </table:table-cell>
        </table:table-row>
        <table:table-row>
          <table:table-cell table:style-name="Tabelle6.A1" office:value-type="string">
            <text:h text:style-name="Heading_20_3" text:outline-level="3">2023/04/16</text:h>
            <text:p text:style-name="P4">As an AI language model, I do not have personal opinions or beliefs. However, there have been many events throughout human history that could be considered significant failures, depending on one's perspective. Some examples of significant failures throughout human history include:<text:line-break/>1. The Holocaust, a genocide in which millions of Jews and other groups were systematically murdered by Nazi Germany during World War II.<text:line-break/>2. The slave trade, which involved the forced transportation of millions of Africans to the Americas, where they were treated as property and subjected to inhumane conditions.<text:line-break/>3. The environmental damage caused by human activity, such as deforestation, pollution, and climate change.<text:line-break/>4. The failure to prevent or adequately respond to humanitarian crises, such as famines, wars, and natural disasters.<text:line-break/>5. The persistence of inequality and discrimination based on factors such as race, gender, sexuality, and socioeconomic status.<text:line-break/>Overall, identifying the greatest failure of humanity is subjective and depends on individual values and beliefs.</text:p>
          </table:table-cell>
        </table:table-row>
        <table:table-row>
          <table:table-cell table:style-name="Tabelle6.A1" office:value-type="string">
            <text:h text:style-name="Heading_20_3" text:outline-level="3">2023/04/23</text:h>
            <text:p text:style-name="P4">Mankind has made many mistakes throughout history, and it's difficult to pinpoint a single greatest failure. However, here are a few notable examples of failures that have had significant negative impacts on humanity:<text:line-break/>1. War and conflict: Throughout history, humans have engaged in wars and conflicts that have caused immense suffering, death, and destruction. From ancient battles to world wars, conflicts have disrupted societies, destroyed civilizations, and perpetuated cycles of violence.<text:line-break/>2. Environmental degradation: Human activities such as deforestation, overfishing, and industrial pollution have led to widespread environmental degradation and depletion of natural resources. This has resulted in climate change, loss of biodiversity, and other ecological crises that threaten the survival of the planet and all life on it.<text:line-break/>3. Systemic oppression and discrimination: Humans have created and perpetuated systems of oppression and discrimination based on factors such as race, gender, religion, and class. This has resulted in widespread social and economic inequality, marginalization of groups, and violation of human rights.<text:line-break/>4. Genocides and atrocities: Humans have committed countless acts of genocide, ethnic cleansing, and other atrocities throughout history, resulting in the deaths of millions of people and the displacement of countless others.<text:line-break/>These are just a few examples of mankind's failures, and there are many more to consider. Ultimately, it's important to recognize and learn from our mistakes so that we can work towards a better future for all.</text:p>
          </table:table-cell>
        </table:table-row>
      </table:table>
      <text:p text:style-name="Standard"/>
      <text:p text:style-name="Standard"/>
      <text:h text:style-name="P14" text:outline-level="2"/>
      <text:h text:style-name="P12" text:outline-level="2">Presence 1: What is the greatest challenge facing humanity?</text:h>
      <table:table table:name="Tabelle7" table:style-name="Tabelle7">
        <table:table-column table:style-name="Tabelle7.A"/>
        <table:table-row>
          <table:table-cell table:style-name="Tabelle7.A1" office:value-type="string">
            <text:h text:style-name="Heading_20_3" text:outline-level="3">2023/03/26</text:h>
            <text:p text:style-name="P4">There are many significant challenges facing humanity today, but one of the most pressing is undoubtedly the issue of climate change. Climate change is caused by the increase of greenhouse gases in the atmosphere, primarily due to human activities such as burning fossil fuels and deforestation. It is resulting in rising temperatures, extreme weather events, sea level rise, loss of biodiversity, and other ecological and social impacts that pose a significant threat to human well-being and the planet. Climate change is a global challenge that requires a collective response from all countries and individuals. It requires a transformational change in the way we produce and consume energy, food, and other resources. It also requires a concerted effort to shift to a low-carbon economy, promote sustainable development, and ensure equitable access to resources and opportunities. Addressing climate change will require significant investments in renewable energy, carbon capture and storage, and other technologies to reduce greenhouse gas emissions. It will also require global cooperation and collective action, as no single country or individual can solve this problem alone.<text:line-break/>In addition to climate change, other significant challenges facing humanity include poverty, inequality, conflict, and disease, among others. Solving these challenges will also require collective effort, innovative solutions, and a commitment to working together for the greater good.</text:p>
          </table:table-cell>
        </table:table-row>
        <table:table-row>
          <table:table-cell table:style-name="Tabelle7.A1" office:value-type="string">
            <text:h text:style-name="Heading_20_3" text:outline-level="3">2023/04/02</text:h>
            <text:p text:style-name="P4">There are many significant challenges facing humanity today, and it's difficult to identify a single greatest challenge as different people may have different opinions. However, some of the most pressing challenges include:<text:line-break/>1. Climate change: The increasing global temperature, rising sea levels, and extreme weather conditions pose a significant threat to the environment, ecosystems, and human civilization.<text:line-break/>2. Poverty and inequality: Billions of people around the world live in poverty, lack access to basic necessities such as food, water, and healthcare, and face discrimination based on factors such as race, gender, and socioeconomic status.<text:line-break/>3. Political instability and conflict: Many regions around the world are experiencing political turmoil, armed conflict, and civil unrest, which leads to displacement, migration, and loss of life.<text:line-break/>4. Public health crises: The ongoing COVID-19 pandemic has highlighted the vulnerability of global public health systems, and the potential for infectious diseases to spread rapidly across borders.<text:line-break/>5. Technological risks: Advances in technology bring many benefits but also pose significant risks, such as the misuse of artificial intelligence, cyberattacks, and the potential for global catastrophic events such as nuclear war or accidental pandemics.<text:line-break/>6. Overall, addressing these challenges will require cooperation and collaboration across nations and disciplines, as well as bold and innovative solutions that prioritize the long-term wellbeing of all people and the planet.</text:p>
          </table:table-cell>
        </table:table-row>
        <table:table-row>
          <table:table-cell table:style-name="Tabelle7.A1" office:value-type="string">
            <text:h text:style-name="Heading_20_3" text:outline-level="3">2023/04/10</text:h>
            <text:p text:style-name="P4">There are many challenges facing humanity today, but some of the most pressing include:<text:line-break/>1. Climate change: Human activity has caused significant environmental degradation and climate change, with potentially catastrophic consequences for the planet and future generations. This includes rising temperatures, sea level rise, extreme weather events, and more.<text:line-break/>2. Global health crises: The COVID-19 pandemic has highlighted the vulnerability of our global health systems and the need for strong public health measures. Other infectious diseases, such as HIV/AIDS, malaria, and tuberculosis, continue to pose significant challenges to global health.<text:line-break/>3. Poverty and inequality: Despite progress in many areas, poverty and inequality remain significant challenges around the world. Billions of people lack access to basic needs such as food, water, and healthcare, while others enjoy enormous wealth and privilege.<text:line-break/>4. Political instability and conflict: Political instability and conflict continue to pose significant challenges in many parts of the world, causing suffering and displacement for millions of people.<text:line-break/>5. Technological risks: The rapid development of technology presents both opportunities and risks. Potential risks include the misuse of powerful technologies such as artificial intelligence, cyber attacks, and the unintended consequences of new technologies.<text:line-break/>Addressing these challenges will require cooperation and action at the local, national, and international levels, as well as a commitment to social and environmental justice.</text:p>
          </table:table-cell>
        </table:table-row>
        <table:table-row>
          <table:table-cell table:style-name="Tabelle7.A1" office:value-type="string">
            <text:h text:style-name="Heading_20_3" text:outline-level="3">2023/04/16</text:h>
            <text:p text:style-name="P4">There are many significant challenges facing humanity today, including climate change, social and economic inequality, global health pandemics, political instability and conflict, and technological risks such as artificial intelligence and nuclear weapons. One of the most pressing and complex challenges facing humanity today is climate change. The accumulation of greenhouse gases in the atmosphere due to human activities such as burning fossil fuels, deforestation, and industrial agriculture is causing the Earth's temperature to rise, leading to changes in weather patterns, rising sea levels, and other environmental impacts. Climate change has the potential to exacerbate existing social and economic inequalities, displace millions of people, and have significant impacts on global food security and biodiversity. Addressing climate change requires a coordinated effort across many sectors, including energy, transportation, agriculture, and urban planning. It also requires collective action at the global level, as the impacts of climate change are not limited to specific regions or countries. While climate change is a significant challenge, it's important to recognize that there are many other challenges facing humanity today, and that addressing these challenges requires creative thinking, cooperation, and a commitment to creating a more sustainable and equitable future for all.</text:p>
          </table:table-cell>
        </table:table-row>
        <table:table-row>
          <table:table-cell table:style-name="Tabelle7.A1" office:value-type="string">
            <text:h text:style-name="Heading_20_3" text:outline-level="3">2023/04/23</text:h>
            <text:p text:style-name="P4">There are many significant challenges facing humanity today, but one of the greatest is arguably the global climate crisis. Human activities, such as burning fossil fuels and deforestation, have caused a significant increase in greenhouse gas emissions, which have led to rising global temperatures, more frequent and severe natural disasters, and other environmental catastrophes. The effects of climate change are already being felt across the world, from rising sea levels and melting glaciers to droughts and floods that threaten food security and water resources. The climate crisis is a complex and multifaceted challenge that requires urgent action from individuals, governments, and the private sector. Solutions include transitioning to renewable energy sources, reducing carbon emissions, protecting and restoring natural ecosystems, and implementing policies and programs that promote sustainable development and reduce vulnerability to climate-related impacts. Other significant challenges facing humanity include:<text:line-break/>1. Global health threats: The COVID-19 pandemic has highlighted the vulnerability of global health systems to infectious diseases and the importance of global cooperation in addressing these threats. Other health challenges facing humanity include chronic diseases, emerging infectious diseases, and mental health disorders.<text:line-break/>2. Poverty and inequality: Despite significant progress in reducing global poverty over the past few decades, billions of people still live in poverty and face significant social and economic inequality. This includes disparities in access to education, healthcare, and basic human rights.<text:line-break/>3. Conflict and violence: Ongoing conflicts and violence around the world threaten the safety and security of millions of people, perpetuate cycles of poverty and inequality, and contribute to mass displacement and refugee crises.<text:line-break/>4. Technological disruptions: Rapid advances in technology, such as artificial intelligence, automation, and biotechnology, have the potential to transform society, but also pose significant risks and challenges, including job displacement, ethical concerns, and unequal distribution of benefits and risks.<text:line-break/>Addressing these challenges will require collective action and commitment from individuals, organizations, and governments around the world.</text:p>
          </table:table-cell>
        </table:table-row>
      </table:table>
      <text:h text:style-name="Heading_20_2" text:outline-level="2"><text:soft-page-break/>Presence 2: Are we in a phase of progress or regression?</text:h>
      <table:table table:name="Tabelle8" table:style-name="Tabelle8">
        <table:table-column table:style-name="Tabelle8.A"/>
        <table:table-row>
          <table:table-cell table:style-name="Tabelle8.A1" office:value-type="string">
            <text:p text:style-name="P6">2023/03/26</text:p>
            <text:p text:style-name="P4">It is difficult to give a definitive answer to this question as it depends on the specific areas of progress or regression that you are referring to.<text:line-break/>In some areas, such as technology, healthcare, and education, there has been significant progress in recent years. For example, advances in medical research have led to breakthroughs in treating diseases, while technological innovations have transformed the way we communicate and access information.<text:line-break/>On the other hand, there are also areas where progress has been slow or where there has been regression. For example, there are ongoing challenges related to income inequality, climate change, and political polarization. In some parts of the world, human rights abuses and conflicts continue to be major challenges.<text:line-break/>Overall, it is important to recognize that progress and regression are often intertwined and that the trajectory of human development is complex and multifaceted. While there are certainly challenges to be addressed, it is also important to acknowledge the progress that has been made in many areas and to work towards creating a more equitable, sustainable, and peaceful world.</text:p>
          </table:table-cell>
        </table:table-row>
        <table:table-row>
          <table:table-cell table:style-name="Tabelle8.A1" office:value-type="string">
            <text:p text:style-name="P6">2023/04/02</text:p>
            <text:p text:style-name="P4">As an AI language model, I don't have personal opinions or beliefs. However, it can be argued that humanity is experiencing both progress and regression simultaneously.<text:line-break/>On one hand, there have been significant advancements in many areas, such as technology, medicine, and science, which have improved our quality of life and increased our understanding of the world. For example, advances in renewable energy, sustainable agriculture, and electric transportation have the potential to mitigate the impacts of climate change and create a more sustainable future. Additionally, there have been significant gains in human rights and social justice in many parts of the world.<text:line-break/>On the other hand, there are also many challenges facing humanity today, such as climate change, political polarization, inequality, and the rise of nationalism and authoritarianism in some countries.<text:line-break/>These challenges have the potential to undermine the progress made in other areas and create new problems. Overall, it's important to recognize that progress and regression can coexist, and that addressing the challenges facing humanity requires a multifaceted approach that takes into account both the opportunities and the risks of our current situation.</text:p>
          </table:table-cell>
        </table:table-row>
        <table:table-row>
          <table:table-cell table:style-name="Tabelle8.A1" office:value-type="string">
            <text:p text:style-name="P6">2023/04/10</text:p>
            <text:p text:style-name="P4">As an AI language model, I don't have personal opinions or beliefs. However, it is difficult to make a definitive statement about whether humanity is in a phase of progress or regression, as this is subjective and depends on various factors such as technological advancements, social progress, and economic and political systems. In many ways, humanity has made significant progress in recent decades. For example, extreme poverty has declined, life expectancy has increased, and access to education and healthcare has improved in many parts of the world. Additionally, advancements in technology have transformed many aspects of society and enabled new possibilities in fields such as medicine, transportation, and communication.<text:line-break/>However, there are also many challenges facing humanity today, such as climate change, political polarization, and rising inequality, which can be seen as signs of regression or stagnation. Additionally, the COVID-19 pandemic has highlighted the fragility of global systems and the need for stronger collaboration and resilience in the face of complex challenges.<text:line-break/>Overall, whether humanity is in a phase of progress or regression is difficult to determine, as it depends on one's perspective and the specific metrics used to measure progress. It is important to continue striving towards a better future while acknowledging and addressing the challenges that we face.</text:p>
          </table:table-cell>
        </table:table-row>
        <table:table-row>
          <table:table-cell table:style-name="Tabelle8.A1" office:value-type="string">
            <text:p text:style-name="P6">2023/04/16</text:p>
            <text:p text:style-name="P4">It's difficult to give a straightforward answer to whether we are in a phase of progress or regression, as there are many different indicators and factors to consider. Some areas of society and the economy have made significant progress in recent decades, such as advancements in technology, medical research, and education.<text:line-break/>However, there are also many challenges facing humanity today, such as climate change, economic inequality, and political instability.<text:line-break/>It's important to recognize that progress is not a linear process, and there are often setbacks and obstacles along the way.<text:line-break/>Overall, I would say that there are both positive and negative trends in the world today, and it's up to individuals and communities to work towards positive change and progress.</text:p>
          </table:table-cell>
        </table:table-row>
        <table:table-row>
          <table:table-cell table:style-name="Tabelle8.A1" office:value-type="string">
            <text:p text:style-name="P6">2023/04/23</text:p>
            <text:p text:style-name="P4">The answer to this question is complex and depends on various factors and perspectives.<text:line-break/>On the one hand, humans have made significant progress in various areas, such as science, technology, medicine, and social justice.<text:line-break/>We have developed life-saving vaccines, advanced our understanding of the universe and the human body, and made strides in promoting equality and human rights.<text:line-break/>However, there are also indications that we are experiencing regression or stagnation in other areas. For example, political polarization and the erosion of democratic institutions in some countries are threatening progress towards global cooperation and peace. Environmental degradation, rising inequality, and persistent poverty are also major challenges that require urgent attention and action. Moreover, the COVID-19 pandemic has exposed vulnerabilities and inequalities in our societies, highlighting the need for more resilient and equitable systems. The pandemic has also had significant economic and social impacts, which will likely require concerted efforts to recover from.</text:p>
            <text:p text:style-name="P4">In short, the answer to whether we are in a phase of progress or regression is nuanced and depends on how we evaluate different aspects of human progress and development. There are many reasons to be optimistic about our future.</text:p>
          </table:table-cell>
        </table:table-row>
      </table:table>
      <text:p text:style-name="Standard"/>
      <text:p text:style-name="Standard"/>
      <text:h text:style-name="P12" text:outline-level="2">Presence 3: Which states are superpowers?</text:h>
      <table:table table:name="Tabelle9" table:style-name="Tabelle9">
        <table:table-column table:style-name="Tabelle9.A"/>
        <table:table-row>
          <table:table-cell table:style-name="Tabelle9.A1" office:value-type="string">
            <text:h text:style-name="Heading_20_3" text:outline-level="3">2023/03/26</text:h>
            <text:p text:style-name="P4">In today's world, the term "superpower" generally refers to countries with significant political, economic, and military influence on a global scale. Here are the currently recognized superpowers:<text:line-break/>1. The United States: The United States is considered the world's dominant superpower, with the world's largest economy, military, and cultural influence.<text:line-break/>2. China: China is the world's second-largest economy and has rapidly expanded its military capabilities in recent years. It is also a global leader in technology and has significant diplomatic influence.<text:line-break/>3. Russia: Russia is a major military power with significant economic resources, particularly in the energy sector. It is also a permanent member of the United Nations Security Council.<text:line-break/>4. The European Union: While not a single country, the European Union (EU) is a powerful economic and political bloc, with a combined economy that rivals that of the United States.<text:line-break/>5. India: India is the world's second-most populous country and has a fast-growing economy. It has also made significant strides in space technology and has a large and well-trained military.<text:line-break/>While these countries are generally considered to be the world's superpowers, it is important to note that the balance of power can shift over time, and there are other countries with significant influence in various regions and on specific issues.</text:p>
          </table:table-cell>
        </table:table-row>
        <table:table-row>
          <table:table-cell table:style-name="Tabelle9.A1" office:value-type="string">
            <text:h text:style-name="Heading_20_3" text:outline-level="3">2023/04/02</text:h>
            <text:p text:style-name="P4">There are currently several states that are commonly considered to be superpowers based on their economic, military, and political power and influence in the world. The United States of America has traditionally been considered the world's sole superpower, with the largest economy, the strongest military, and a dominant cultural and political influence globally.<text:line-break/>However, in recent years, other countries have also emerged as major global players. China is currently the world's second-largest economy and has been rapidly expanding its military capabilities and influence in international affairs.<text:line-break/>Russia also remains a significant player in global politics, with a strong military and a history of exerting influence in its neighboring regions.<text:line-break/>Other countries such as the European Union, Japan, and India are also significant economic and political players in the world, although they may not be considered superpowers in the traditional sense.<text:line-break/>It's worth noting that the concept of a superpower is somewhat subjective and may change over time depending on shifting global power dynamics and emerging challenges.</text:p>
          </table:table-cell>
        </table:table-row>
        <table:table-row>
          <table:table-cell table:style-name="Tabelle9.A1" office:value-type="string">
            <text:h text:style-name="Heading_20_3" text:outline-level="3">2023/04/10</text:h>
            <text:p text:style-name="P4">Currently, there are only a few countries that can be considered superpowers, based on their economic, military, and political influence on the global stage. These countries are:<text:line-break/>1. The United States of America: With the world's largest economy and military, the United States has been the dominant superpower since the end of World War II.<text:line-break/>2. China: As the world's second-largest economy and the most populous country, China has emerged as a major global player in recent decades, with increasing economic, political, and military influence.<text:line-break/>3. Russia: Despite its declining economic power, Russia remains a major military power and exerts significant influence in regional conflicts and global issues such as cybersecurity and energy security.<text:line-break/>4. Other countries such as the United Kingdom, France, and Germany are considered major powers, but do not have the same level of global influence and capabilities as the superpowers listed above.<text:line-break/>5. It is important to note that the concept of superpowers is constantly evolving and can change over time depending on economic, political, and military developments.</text:p>
          </table:table-cell>
        </table:table-row>
        <table:table-row>
          <table:table-cell table:style-name="Tabelle9.A1" office:value-type="string">
            <text:h text:style-name="Heading_20_3" text:outline-level="3">2023/04/16</text:h>
            <text:p text:style-name="P4">The term "superpower" is often used to describe countries that have significant economic, military, and political influence on a global scale.<text:line-break/>The following countries are generally considered to be superpowers:<text:line-break/>1. United States<text:line-break/>2. China<text:line-break/>3. Russia<text:line-break/>However, the definition of a superpower can be subjective, and there are other countries that could also be considered major players on the world stage, such as the European Union as a whole, Japan, and India, among others.</text:p>
          </table:table-cell>
        </table:table-row>
        <table:table-row>
          <table:table-cell table:style-name="Tabelle9.A1" office:value-type="string">
            <text:h text:style-name="Heading_20_3" text:outline-level="3">2023/04/23</text:h>
            <text:p text:style-name="P4">The term "superpower" is typically used to refer to countries with significant political, economic, and military influence and capabilities.<text:line-break/>While there is no official list of superpowers, the following countries are often considered to be superpowers:<text:line-break/>1. United States: As the world's largest economy and a global military power, the United States is often considered the most influential country in the world.<text:line-break/>2. China: With the world's largest population and rapidly growing economy, China has emerged as a major global player in recent decades.<text:line-break/>3. Russia: Despite economic challenges, Russia retains significant military and political influence, particularly in Eastern Europe and the Middle East.<text:line-break/>4. European Union: The European Union, with its collective economy and political power, is considered a major global player and a potential superpower in its own right.<text:line-break/>Other countries such as Japan, India, and Brazil have also been considered potential superpowers due to their economic and political influence, but they may not yet have the same level of global reach and military might as the countries listed above.</text:p>
          </table:table-cell>
        </table:table-row>
      </table:table>
      <text:p text:style-name="Standard"/>
      <text:p text:style-name="Standard"/>
      <text:h text:style-name="P12" text:outline-level="2">Future 1: What is the most important science of the future?</text:h>
      <table:table table:name="Tabelle10" table:style-name="Tabelle10">
        <table:table-column table:style-name="Tabelle10.A"/>
        <table:table-row>
          <table:table-cell table:style-name="Tabelle10.A1" office:value-type="string">
            <text:h text:style-name="Heading_20_3" text:outline-level="3">2023/03/26</text:h>
            <text:p text:style-name="P7">It is challenging to identify a single science as the most important for the future because many scientific fields are essential for addressing the complex challenges facing humanity. However, there are several fields of science that are likely to play critical roles in shaping the future:<text:line-break/>1. Artificial Intelligence (AI): AI has the potential to revolutionize many aspects of society, from healthcare to transportation to education. Advancements in AI can help us develop solutions to complex problems, enhance productivity and efficiency, and improve our understanding of the world.<text:line-break/>2. Biotechnology: Biotechnology is an interdisciplinary field that involves the application of biological and chemical principles to develop new products and technologies. It has significant potential in areas such as medicine, agriculture, energy, and the environment.<text:line-break/>3. Neuroscience: Neuroscience is the study of the nervous system and the brain, and it has the potential to transform our understanding of how we think, feel, and behave. Advancements in neuroscience can help us develop treatments for neurological disorders, enhance cognitive performance, and improve mental health.<text:line-break/>4. Quantum Computing: Quantum computing is a field of study that seeks to develop computers that use the principles of quantum mechanics to solve problems faster and more efficiently than classical computers. Advancements in quantum computing can revolutionize industries such as finance, cybersecurity, and drug discovery.<text:line-break/>5. Materials Science: Materials science is a field that involves the study of the properties and applications of materials, including metals, polymers, and ceramics. Advancements in materials science can help us develop new materials with enhanced properties, such as greater strength or improved conductivity.</text:p>
            <text:p text:style-name="P7">Overall, these and other scientific fields are likely to play critical roles in shaping the future and addressing the challenges facing humanity in the 21st century.</text:p>
          </table:table-cell>
        </table:table-row>
        <table:table-row>
          <table:table-cell table:style-name="Tabelle10.A1" office:value-type="string">
            <text:h text:style-name="Heading_20_3" text:outline-level="3">2023/04/02</text:h>
            <text:p text:style-name="P7">It's difficult to predict which science will be the most important in the future, as there are many different fields of research and development that could have a significant impact on society and the world as a whole. However, some areas of science that are currently receiving a lot of attention and investment include:<text:line-break/>1. Artificial Intelligence and Machine Learning: These technologies have the potential to revolutionize many industries, including healthcare, finance, transportation, and more.<text:line-break/>2. Biotechnology and Genetic Engineering: With advancements in CRISPR-Cas9 gene editing technology, scientists are now able to modify DNA in ways that were previously impossible, offering potential benefits for treating diseases and improving crop yields.<text:line-break/>3. Renewable Energy: As the world faces the challenge of climate change, the development of renewable energy sources such as solar, wind, and hydropower is becoming increasingly important.<text:line-break/>4. Quantum Computing: Quantum computers are expected to revolutionize computing by solving problems that are currently unsolvable by classical computers, which could lead to breakthroughs in areas such as cryptography, materials science, and drug discovery.<text:line-break/>5. These are just a few examples of important sciences of the future, but it's likely that many other fields of research will also have significant impact in the coming years.</text:p>
          </table:table-cell>
        </table:table-row>
        <table:table-row>
          <table:table-cell table:style-name="Tabelle10.A1" office:value-type="string">
            <text:h text:style-name="Heading_20_3" text:outline-level="3">2023/04/10</text:h>
            <text:p text:style-name="P7">As an AI language model, I don't have personal opinions or beliefs. However, many experts agree that a variety of scientific fields will be important in shaping the future, including:<text:line-break/>Artificial intelligence and machine learning: AI has the potential to revolutionize many aspects of society, from healthcare to transportation to manufacturing, and will likely play an increasingly important role in the future.<text:line-break/>Biotechnology and genomics: Advances in biotechnology and genomics have the potential to transform healthcare, agriculture, and other industries, as well as our understanding of the natural world and our place in it.<text:line-break/>Energy and materials science: Developing sustainable and efficient energy sources and materials will be crucial in mitigating the impacts of climate change and creating a more sustainable future.<text:line-break/>Quantum computing and communication: Quantum technologies have the potential to revolutionize computing and communication, with applications in cryptography, materials science, and other fields.<text:line-break/>Space exploration and technology: As we continue to explore the universe, advances in space technology and engineering will be critical in enabling us to better understand and utilize space resources.<text:line-break/>It's worth noting that these fields are not mutually exclusive, and that progress in one area can often inform and accelerate progress in others. Additionally, other fields not mentioned here may also be important in shaping the future, depending on emerging challenges and opportunities.</text:p>
          </table:table-cell>
        </table:table-row>
        <table:table-row>
          <table:table-cell table:style-name="Tabelle10.A1" office:value-type="string">
            <text:h text:style-name="Heading_20_3" text:outline-level="3">2023/04/16</text:h>
            <text:p text:style-name="P7">As an AI language model, I cannot predict the future, but I can speculate on some of the scientific fields that are likely to be important in the years ahead.<text:line-break/>1. Artificial Intelligence: The development of advanced artificial intelligence systems and applications is likely to have a significant impact on a wide range of fields, from healthcare and transportation to finance and entertainment.<text:line-break/>2. Biotechnology: Advances in biotechnology, including gene editing and synthetic biology, have the potential to revolutionize healthcare and food production, as well as raise important ethical and social questions.<text:line-break/>3. Climate science: As the impacts of climate change become increasingly urgent, the need for solutions and technologies to mitigate and adapt to its effects will be crucial in the coming years.<text:line-break/>4. Quantum computing: The development of quantum computers could lead to breakthroughs in fields such as cryptography, materials science, and drug discovery.<text:line-break/>5. Space exploration: Continued exploration and development of space technologies and capabilities could enable new discoveries and advancements in fields such as astronomy, physics, and Earth observation.<text:line-break/>Overall, these scientific fields are likely to be important in the years ahead, but there may be other emerging fields or unexpected developments that also have significant impacts on society and the world.</text:p>
          </table:table-cell>
        </table:table-row>
        <table:table-row>
          <table:table-cell table:style-name="Tabelle10.A1" office:value-type="string">
            <text:h text:style-name="Heading_20_3" text:outline-level="3">2023/04/23</text:h>
            <text:p text:style-name="P7">It is difficult to predict which scientific field will be the most important in the future, as progress in science and technology is often driven by unexpected breakthroughs and advancements. However, some fields of science are likely to be particularly important for addressing major global challenges and driving innovation in the coming decades:<text:line-break/>1. Climate science: As the global climate crisis continues to worsen, advances in climate science will be critical for understanding the impacts of climate change and developing effective solutions to mitigate and adapt to its effects.<text:line-break/>2. Artificial intelligence and machine learning: These fields are rapidly advancing and have the potential to transform many aspects of our lives, from healthcare and transportation to education and the workplace.<text:line-break/>3. Biotechnology: Advances in biotechnology, including gene editing and personalized medicine, have the potential to revolutionize healthcare and improve our understanding of biological systems.<text:line-break/>4. Energy science: The transition to renewable energy sources is critical for addressing the global climate crisis, and advances in energy science will be necessary for developing new, sustainable energy technologies.<text:line-break/>5. Space exploration and astronomy: Exploring the universe and understanding our place in it will continue to be a major focus of scientific research, with the potential to reveal new insights into the origins of life and the universe.<text:line-break/>Of course, there are many other fields of science that will be important for shaping the future, and it is likely that breakthroughs in one area will have unexpected and far-reaching impacts in others.</text:p>
          </table:table-cell>
        </table:table-row>
      </table:table>
      <text:p text:style-name="Standard"/>
      <text:h text:style-name="Heading_20_2" text:outline-level="2"><text:soft-page-break/>Future 2: What is the most future proof profession?</text:h>
      <table:table table:name="Tabelle11" table:style-name="Tabelle11">
        <table:table-column table:style-name="Tabelle11.A"/>
        <table:table-row>
          <table:table-cell table:style-name="Tabelle11.A1" office:value-type="string">
            <text:h text:style-name="Heading_20_3" text:outline-level="3">2023/03/26</text:h>
            <text:p text:style-name="P7">It is challenging to identify a single profession as the most future-proof, as the job market is constantly evolving, and new opportunities are emerging all the time. However, there are several professions that are likely to be in high demand in the future due to their relevance to emerging technologies and changing societal needs:<text:line-break/>1. Data Scientist: Data science is a rapidly growing field that involves analyzing and interpreting complex data sets to extract insights and drive decision-making. As data becomes increasingly important in nearly all industries, the demand for skilled data scientists is likely to continue to grow.<text:line-break/>2. Healthcare Professional: As the global population ages and healthcare technologies continue to evolve, there is likely to be a growing demand for healthcare professionals, including doctors, nurses, and medical researchers.<text:line-break/>3. Software Developer: With the rise of artificial intelligence, the Internet of Things, and other emerging technologies, there will likely be an ongoing demand for skilled software developers who can design and build the systems and applications that power these technologies.<text:line-break/>4. Renewable Energy Specialist: As the world shifts towards renewable energy sources to combat climate change, there will likely be a growing demand for professionals who can design, build, and maintain renewable energy systems such as wind turbines and solar panels.<text:line-break/>5. Environmental Scientist: As concerns about climate change and environmental degradation continue to grow, there will likely be a growing demand for environmental scientists who can help mitigate the effects of these issues through research, analysis, and policy development.<text:line-break/>Overall, while no profession can be entirely future-proof, these and other fields are likely to be in high demand as society continues to evolve and new technologies and challenges emerge.</text:p>
          </table:table-cell>
        </table:table-row>
        <table:table-row>
          <table:table-cell table:style-name="Tabelle11.A1" office:value-type="string">
            <text:h text:style-name="Heading_20_3" text:outline-level="3">2023/04/02</text:h>
            <text:p text:style-name="P7">It's difficult to predict which professions will be the most future-proof, as the job market is constantly evolving and new industries and technologies are emerging all the time. However, there are certain skills and attributes that are likely to be in high demand in the future, regardless of specific job titles or industries.<text:line-break/>Critical thinking and problem-solving skills: The ability to analyze complex information, identify problems, and develop effective solutions will be valuable in a wide range of industries.<text:line-break/>Creativity and innovation: As automation and artificial intelligence continue to replace many routine tasks, creative thinking and innovative problem-solving will become increasingly important.<text:line-break/>Adaptability and flexibility: The ability to quickly adapt to new technologies, industries, and work environments will be crucial as the job market continues to evolve.<text:line-break/>Interpersonal skills and emotional intelligence: The ability to communicate effectively, work well in teams, and manage interpersonal relationships will be valuable in many professions, particularly those that involve human interaction.<text:line-break/>Technical skills and knowledge: While specific technical skills and knowledge may become outdated over time, a strong foundation in areas such as computer programming, data analysis, and digital media will likely remain valuable in many industries.<text:line-break/>Ultimately, the most future-proof professions will likely be those that combine a variety of these skills and attributes, and that are adaptable to emerging trends and technologies.</text:p>
          </table:table-cell>
        </table:table-row>
        <table:table-row>
          <table:table-cell table:style-name="Tabelle11.A1" office:value-type="string">
            <text:h text:style-name="Heading_20_3" text:outline-level="3">2023/04/10</text:h>
            <text:p text:style-name="P7">It's difficult to predict which profession will be the most future-proof, as the job market is constantly changing and new technologies are emerging all the time.<text:line-break/>However, there are some professions that are expected to be in high demand in the coming years due to various factors such as demographic changes, technological advancements, and shifts in the economy. Some examples of professions that are expected to be in high demand in the future include:<text:line-break/>1. Healthcare professionals, such as doctors, nurses, and pharmacists, as the population continues to age and healthcare technology advances.<text:line-break/>2. Information technology professionals, such as software developers, cybersecurity experts, and data analysts, as technology continues to evolve and become more integral to daily life and business.<text:line-break/>3. Renewable energy professionals, such as solar panel installers, wind turbine technicians, and energy auditors, as the world continues to shift towards renewable energy sources.<text:line-break/>4. Environmental professionals, such as environmental scientists, sustainability specialists, and conservation biologists, as concerns about climate change and environmental degradation become more pressing.<text:line-break/>5. Education and training professionals, such as teachers, instructors, and trainers, as the need for lifelong learning and reskilling becomes increasingly important in a rapidly changing job market.<text:line-break/>It's worth noting that the most future-proof professions will likely require a combination of technical skills, critical thinking, creativity, and adaptability, as well as a willingness to continue learning and evolving as new technologies and industries emerge.</text:p>
          </table:table-cell>
        </table:table-row>
        <table:table-row>
          <table:table-cell table:style-name="Tabelle11.A1" office:value-type="string">
            <text:h text:style-name="Heading_20_3" text:outline-level="3">2023/04/16</text:h>
            <text:p text:style-name="P7">As technology advances and the global economy evolves, some professions are likely to be more "future-proof" than others. Here are a few examples of professions that may be relatively stable and in demand in the future:<text:line-break/>1. Healthcare: With an aging population and increasing demand for medical services, healthcare professionals such as doctors, nurses, and medical researchers are likely to be in high demand for years to come.<text:line-break/>2. Information technology: As the use of technology becomes more pervasive in all areas of society, professionals with skills in software development, cybersecurity, data analysis, and artificial intelligence are likely to be in high demand.<text:line-break/>3. Education: The need for teachers, trainers, and educators is likely to remain strong, as societies continue to invest in the education and training of their citizens.<text:line-break/>4. Engineering: Professionals with skills in engineering and technical design are likely to remain in demand for infrastructure and construction projects, as well as for the development of new technologies.<text:line-break/>5. Renewable energy: As concerns about climate change continue to grow, professionals with skills in renewable energy technologies, such as solar, wind, and hydro power, are likely to be in demand as societies seek to transition to more sustainable energy sources.<text:line-break/>It is important to note that no profession is entirely future-proof, as technological advances and changes in the global economy can disrupt even the most stable industries. However, choosing a profession in a growing field with skills that are in high demand can help to increase the chances of long-term success and job security.</text:p>
          </table:table-cell>
        </table:table-row>
        <table:table-row>
          <table:table-cell table:style-name="Tabelle11.A1" office:value-type="string">
            <text:h text:style-name="Heading_20_3" text:outline-level="3">2023/04/23</text:h>
            <text:p text:style-name="P7">There is no such thing as a completely future-proof profession, as technological and societal changes can disrupt even the most established industries and professions. However, there are some professions that are likely to be in high demand and offer more long-term job security:</text:p>
            <text:p text:style-name="P7">1. Healthcare: As the population grows and ages, the demand for healthcare services is expected to continue to rise. Healthcare professionals, including doctors, nurses, and other medical specialists, will continue to be in high demand.</text:p>
            <text:p text:style-name="P7">2. Information technology: The rapid pace of technological change means that IT professionals, including software developers, network administrators, and cybersecurity experts, will continue to be in demand.</text:p>
            <text:p text:style-name="P7">3. Renewable energy: As the world transitions to more sustainable energy sources, there will be growing demand for professionals in renewable energy industries, including solar and wind power.</text:p>
            <text:p text:style-name="P7">4. Education: With ongoing societal and technological change, there will always be a need for educators and trainers to help people acquire new skills and adapt to changing circumstances.</text:p>
            <text:p text:style-name="P7">5. Business management: Even as technological and societal changes disrupt industries, there will always be a need for skilled managers and leaders to navigate these changes and drive innovation.</text:p>
            <text:p text:style-name="P7">Ultimately, the most future-proof profession is one that requires skills and knowledge that are in high demand and difficult to automate, and that can adapt to changing circumstances and evolving technologies.</text:p>
          </table:table-cell>
        </table:table-row>
      </table:table>
      <text:h text:style-name="Heading_20_2" text:outline-level="2"><text:soft-page-break/>Future 3: Which states are future superpowers?</text:h>
      <table:table table:name="Tabelle12" table:style-name="Tabelle12">
        <table:table-column table:style-name="Tabelle12.A"/>
        <table:table-row>
          <table:table-cell table:style-name="Tabelle12.A1" office:value-type="string">
            <text:h text:style-name="P15" text:outline-level="3">2023/03/26</text:h>
            <text:p text:style-name="P8">It is difficult to predict with certainty which states will become future superpowers, as this depends on a range of factors, including political stability, economic growth, technological advancements, and military power, among others. However, here are some states that could potentially become future superpowers based on current trends:<text:line-break/>1. India: India is the world's second-most populous country and has the potential to become a major economic and military power. With a fast-growing economy, a large and well-educated population, and a significant technological workforce, India could become a significant player on the global stage in the coming decades.<text:line-break/>2. Brazil: Brazil is the largest country in South America and has a rapidly growing economy. With significant natural resources, a large and diverse population, and a growing technological sector, Brazil could become a major player in the global economy and politics.<text:line-break/>3. Indonesia: Indonesia is the world's fourth-most populous country and has a rapidly growing economy. With a young and growing population, abundant natural resources, and a strategic location in Southeast Asia, Indonesia could become a significant regional power and global player.<text:line-break/>4. Nigeria: Nigeria is the most populous country in Africa and has a rapidly growing economy. With abundant natural resources and a young and growing population, Nigeria has the potential to become a major player in African and global politics and economics.<text:line-break/>5. Turkey: Turkey is a large and strategically located country at the crossroads of Europe and Asia. With a growing economy, a young and well-educated population, and a significant military presence, Turkey could become a significant regional power and global player.<text:line-break/>It is important to note that predicting which states will become future superpowers is challenging, and the balance of power can shift quickly due to a range of factors. These and other countries could potentially become future superpowers, but it remains to be seen how global trends and events will shape the future geopolitical landscape.</text:p>
          </table:table-cell>
        </table:table-row>
        <table:table-row>
          <table:table-cell table:style-name="Tabelle12.A1" office:value-type="string">
            <text:h text:style-name="P15" text:outline-level="3">2023/04/02</text:h>
            <text:p text:style-name="P8">It's difficult to predict with certainty which states will become future superpowers, as global power dynamics are constantly evolving and new challenges and opportunities arise. However, based on current trends and projections, some countries that are often mentioned as potential future superpowers include:<text:line-break/>China: With the world's largest population and the second-largest economy, China has been rapidly expanding its military capabilities and global influence, and is often seen as a potential rival to the United States in the coming decades.<text:line-break/>India: With a young and rapidly growing population, a large and increasingly tech-savvy middle class, and a growing economy, India is seen by many as a potential future economic and political power.<text:line-break/>Russia: Despite facing economic challenges and sanctions in recent years, Russia remains a major player in global politics, with a strong military and significant energy resources.<text:line-break/>Brazil: As the largest country in Latin America and with a rapidly growing economy, Brazil has the potential to become a major regional and global power in the coming decades.<text:line-break/>Indonesia: With the world's fourth-largest population and a growing economy, Indonesia is seen by many as a potential future economic and political powerhouse in Southeast Asia.<text:line-break/>It's important to note that predicting future superpowers is highly speculative and subject to change, depending on a wide range of factors including economic growth, geopolitical stability, and global power dynamics.</text:p>
          </table:table-cell>
        </table:table-row>
        <table:table-row>
          <table:table-cell table:style-name="Tabelle12.A1" office:value-type="string">
            <text:h text:style-name="P15" text:outline-level="3">2023/04/10</text:h>
            <text:p text:style-name="P8">It is difficult to predict with certainty which countries will become future superpowers, as many factors can contribute to a nation's economic, political, and cultural influence. However, based on current trends and projections, here are some countries that are often cited as potential future superpowers:<text:line-break/>1. China - With its massive population, rapidly growing economy, and increasing global influence, China is often seen as a potential future superpower.<text:line-break/>However, the country also faces significant challenges such as an aging population, environmental issues, and political tensions.<text:line-break/>2. India - India is also home to a massive population and a rapidly growing economy, and is projected to become the world's most populous country by 2027. However, the country also faces challenges such as widespread poverty and inequality, as well as geopolitical tensions with neighboring countries.<text:line-break/>3. United States - Despite recent political and social challenges, the US remains a dominant global superpower with a large economy, strong military, and significant cultural influence.<text:line-break/>However, the country also faces challenges such as rising inequality and polarization, as well as geopolitical challenges from rising powers such as China.<text:line-break/>4. European Union - As a bloc, the EU represents a significant economic and political force with a large population and significant cultural influence. However, the EU also faces challenges such as political and economic divisions between member states, as well as external challenges such as Brexit and rising tensions with Russia.<text:line-break/>5. Russia - Although its economy is smaller than some other potential superpowers, Russia remains a significant military and political power with a large population and significant natural resources. However, the country also faces challenges such as an aging population and tensions with neighboring countries.<text:line-break/>It's worth noting that predicting future superpowers is an uncertain science, and many factors can influence a country's rise or decline over time.</text:p>
          </table:table-cell>
        </table:table-row>
        <table:table-row>
          <table:table-cell table:style-name="Tabelle12.A1" office:value-type="string">
            <text:h text:style-name="P15" text:outline-level="3">2023/04/16</text:h>
            <text:p text:style-name="P8">As an AI language model, I cannot predict the future, but I can provide some insight into which countries may have the potential to become future superpowers based on their current economic, political, and social trends.<text:line-break/>1. India: With a population of over 1.3 billion people and a rapidly growing economy, India has the potential to become a major global power in the future. <text:line-break/>However, the country faces significant challenges in areas such as infrastructure development, social inequality, and political stability.<text:line-break/>2. Brazil: With abundant natural resources, a large population, and a growing economy, Brazil has the potential to become a major player in the global economy in the coming decades. <text:s/>However, the country also faces challenges such as political instability, corruption, and social inequality.<text:line-break/>3. Indonesia: With a young and growing population, a diverse economy, and a strategic location in Southeast Asia, Indonesia has the potential to become an important regional power in the future. However, the country also faces challenges such as corruption, poor infrastructure, and environmental issues.<text:line-break/>4. Nigeria: With a large and growing population, abundant natural resources, and a strategic location in West Africa, Nigeria has the potential to become a major economic and political power on the continent. However, the country also faces challenges such as corruption, political instability, and social inequality.<text:line-break/>It is important to note that the concept of future superpowers is uncertain and speculative, and any predictions about which countries will become major players on the global stage should be taken with caution. Many factors, including political stability, economic growth, and social development, will determine a country's ability to become a major global power in the future.</text:p>
          </table:table-cell>
        </table:table-row>
        <table:table-row>
          <table:table-cell table:style-name="Tabelle12.A1" office:value-type="string">
            <text:h text:style-name="P15" text:outline-level="3">2023/04/23</text:h>
            <text:p text:style-name="P8">It is difficult to predict with certainty which countries will emerge as future superpowers, as this can depend on a wide range of factors such as economic growth, technological advancement, geopolitical influence, and demographic trends. However, some countries that have been identified as potential future superpowers include:<text:line-break/>1. India: With a population of over 1.3 billion people, India has the potential to become a major economic and political power in the coming decades. India is already one of the fastest-growing major economies in the world, and its young and growing workforce could help drive continued growth and innovation.<text:line-break/>2. China: While China is already considered a major global power, it is expected to continue to grow in influence and economic power in the coming years. China has already overtaken the United States as the world's largest economy in terms of purchasing power parity, and its growing middle class and investments in technology could drive continued growth.<text:line-break/>3. Brazil: As the largest economy in South America, Brazil is expected to continue to grow in economic and political power in the coming years. Brazil is also rich in natural resources and has a large and diverse population.<text:line-break/>4. Nigeria: With a population of over 200 million people, Nigeria is already the largest economy in Africa and is expected to continue to grow in economic power and influence in the coming years. Nigeria is also rich in natural resources and has a young and growing workforce.<text:line-break/>5. Indonesia: With a population of over 270 million people, Indonesia is already the world's fourth-largest country by population and has a growing economy. Indonesia is also strategically located in Southeast Asia, giving it potential influence in the region.<text:line-break/>It is important to note, however, that predicting future superpowers is complex and subject to change based on a wide range of factors. Additionally, the concept of superpowers itself may evolve or become less relevant in a rapidly changing and interconnected world.</text:p>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Light" svg:font-family="'Calibri Light'" style:font-family-generic="swiss" style:font-pitch="variable"/>
    <style:font-face style:name="Droid Sans Devanagari" svg:font-family="'Droid Sans Devanaga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C Regular" svg:font-family="'Noto Sans SC Regular'" style:font-family-generic="system" style:font-pitch="variable"/>
    <style:font-face style:name="OpenSymbol" svg:font-family="OpenSymbol" style:font-family-generic="system" style:font-charset="x-symbol"/>
    <style:font-face style:name="Times New Roman" svg:font-family="'Times New Roman'" style:font-family-generic="roman"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SC Regular"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SC Regular"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style:font-name="Liberation Sans" fo:font-family="'Liberation Sans'" style:font-family-generic="swiss" style:font-pitch="variable" style:font-name-asian="Liberation Sans" style:font-family-asian="'Liberation Sans'" style:font-family-generic-asian="swiss"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fo:font-size="14pt" style:font-name-asian="Noto Sans SC Regular" style:font-family-asian="'Noto Sans SC Regular'" style:font-family-generic-asian="system" style:font-pitch-asian="variable" style:font-size-asian="14pt" style:font-name-complex="Droid Sans Devanagari" style:font-family-complex="'Droid Sans Devanagari'" style:font-family-generic-complex="system"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use-window-font-color="true" loext:opacity="0%" style:font-name="Liberation Sans" fo:font-family="'Liberation Sans'" style:font-family-generic="swiss" style:font-pitch="variable" fo:font-size="10pt" fo:font-weight="bold" style:font-name-asian="Times New Roman" style:font-family-asian="'Times New Roman'" style:font-family-generic-asian="roman" style:font-pitch-asian="variable" style:font-size-asian="10pt" style:font-weight-asian="bold" style:font-name-complex="Mangal" style:font-family-complex="Mangal" style:font-family-generic-complex="roman" style:font-pitch-complex="variable" style:font-size-complex="10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071cm" fo:margin-bottom="0cm" style:contextual-spacing="false" fo:keep-together="always" fo:hyphenation-ladder-count="no-limit" fo:keep-with-next="always"/>
      <style:text-properties style:use-window-font-color="true" loext:opacity="0%" style:font-name="Liberation Sans" fo:font-family="'Liberation Sans'" style:font-family-generic="swiss" style:font-pitch="variable" fo:font-size="8pt" fo:font-weight="bold" style:font-name-asian="Times New Roman" style:font-family-asian="'Times New Roman'" style:font-family-generic-asian="roman" style:font-pitch-asian="variable" style:font-size-asian="8pt" style:font-weight-asian="bold" style:font-name-complex="Mangal" style:font-family-complex="Mangal" style:font-family-generic-complex="roman" style:font-pitch-complex="variable" style:font-size-complex="8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style:font-name-complex="Droid Sans Devanagari" style:font-family-complex="'Droid Sans Devanagari'" style:font-family-generic-complex="system" style:font-pitch-complex="variable"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name-complex="Droid Sans Devanagari" style:font-family-complex="'Droid Sans Devanagari'" style:font-family-generic-complex="system" style:font-pitch-complex="variable"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style:font-name-complex="Droid Sans Devanagari" style:font-family-complex="'Droid Sans Devanagari'" style:font-family-generic-complex="system" style:font-pitch-complex="variable"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style:text-properties fo:font-size="24pt" fo:font-weight="bold" style:font-size-asian="24pt" style:font-weight-asian="bold" style:font-size-complex="24pt" style:font-weight-complex="bold" fo:hyphenate="false" loext:hyphenation-no-caps="false" loext:hyphenation-no-last-word="false" loext:hyphenation-word-char-count="no-limit" loext:hyphenation-zone="no-limit"/>
    </style:style>
    <style:style style:name="Drawing" style:family="paragraph" style:parent-style-name="Caption" style:class="extra">
      <style:paragraph-properties fo:hyphenation-ladder-count="no-limit"/>
      <style:text-properties fo:hyphenate="false" loext:hyphenation-no-caps="false" loext:hyphenation-no-last-word="false" loext:hyphenation-word-char-count="no-limit" loext:hyphenation-zone="no-limit"/>
    </style:style>
    <style:style style:name="Text" style:family="paragraph" style:parent-style-name="Caption" style:class="extra">
      <style:paragraph-properties fo:hyphenation-ladder-count="no-limit"/>
      <style:text-properties fo:hyphenate="false" loext:hyphenation-no-caps="false" loext:hyphenation-no-last-word="false" loext:hyphenation-word-char-count="no-limit" loext:hyphenation-zone="no-limit"/>
    </style:style>
    <style:style style:name="Fig." style:family="paragraph" style:parent-style-name="Caption">
      <style:paragraph-properties fo:hyphenation-ladder-count="no-limit"/>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style:tab-stops>
          <style:tab-stop style:position="8.296cm" style:type="center"/>
          <style:tab-stop style:position="16.591cm"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ooter" style:family="paragraph" style:parent-style-name="Normal" style:class="extra">
      <style:paragraph-properties fo:hyphenation-ladder-count="no-limit">
        <style:tab-stops>
          <style:tab-stop style:position="8.296cm" style:type="center"/>
          <style:tab-stop style:position="16.591cm"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er_20_Char" style:display-name="Footer Char" style:family="text" style:parent-style-name="Default_20_Paragraph_20_Font">
      <style:text-properties style:font-name-complex="Mangal" style:font-family-complex="Mangal" style:font-family-generic-complex="roman" style:font-pitch-complex="variable" style:font-size-complex="10.5pt"/>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Mangal" style:font-family-complex="Mangal" style:font-family-generic-complex="roman" style:font-pitch-complex="variable" style:font-size-complex="11.5pt"/>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style:font-name-asian="Times New Roman" style:font-family-asian="'Times New Roman'" style:font-family-generic-asian="roman" style:font-pitch-asian="variable" style:font-name-complex="Mangal" style:font-family-complex="Mangal" style:font-family-generic-complex="roman" style:font-pitch-complex="variable" style:font-size-complex="10.5pt"/>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3.2$Linux_X86_64 LibreOffice_project/40$Build-2</meta:generator>
    <dc:title/>
    <meta:initial-creator>Engel, Dirk</meta:initial-creator>
    <meta:creation-date>2023-04-25T06:36:00Z</meta:creation-date>
    <dc:date>2023-05-02T06:58:52.746762021</dc:date>
    <meta:editing-cycles>83</meta:editing-cycles>
    <meta:editing-duration>P1DT8H31M51S</meta:editing-duration>
    <meta:document-statistic meta:table-count="12" meta:image-count="0" meta:object-count="0" meta:page-count="14" meta:paragraph-count="192" meta:word-count="12212" meta:character-count="81543" meta:non-whitespace-character-count="68899"/>
    <meta:template xlink:type="simple" xlink:actuate="onRequest" xlink:title="" xlink:href="../../../../../../run/media/dirk/7AE6-D289/NeitherHumanNorMachine.odt/Normal.dotm"/>
  </office:meta>
</office:document-meta>
</file>